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oogle Sans" svg:font-family="'Google Sans', Roboto, RobotoDraft, Helvetica, Arial, sans-serif"/>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8cf56" officeooo:paragraph-rsid="0009b0b8"/>
    </style:style>
    <style:style style:name="P2" style:family="paragraph" style:parent-style-name="Standard">
      <style:text-properties officeooo:rsid="0034971c" officeooo:paragraph-rsid="0038cf40"/>
    </style:style>
    <style:style style:name="P3" style:family="paragraph" style:parent-style-name="Standard">
      <style:text-properties fo:color="#000000" loext:opacity="100%" style:font-name="Liberation Serif" fo:font-size="13pt" fo:background-color="transparent" style:font-size-asian="13pt" style:font-size-complex="13pt"/>
    </style:style>
    <style:style style:name="P4" style:family="paragraph" style:parent-style-name="Standard">
      <style:text-properties fo:color="#000000" loext:opacity="100%" style:font-name="Liberation Serif" fo:font-size="13pt" officeooo:rsid="000762df" officeooo:paragraph-rsid="000762df" fo:background-color="transparent" style:font-size-asian="13pt" style:font-size-complex="13pt"/>
    </style:style>
    <style:style style:name="P5" style:family="paragraph" style:parent-style-name="Standard">
      <style:text-properties fo:color="#000000" loext:opacity="100%" style:font-name="Liberation Serif" fo:font-size="13pt" officeooo:rsid="0008cf56" officeooo:paragraph-rsid="0008cf56" fo:background-color="transparent" style:font-size-asian="13pt" style:font-size-complex="13pt"/>
    </style:style>
    <style:style style:name="P6" style:family="paragraph" style:parent-style-name="Standard">
      <style:text-properties fo:color="#000000" loext:opacity="100%" style:font-name="Liberation Serif" fo:font-size="13pt" officeooo:rsid="0008cf56" officeooo:paragraph-rsid="0009b0b8" fo:background-color="transparent" style:font-size-asian="13pt" style:font-size-complex="13pt"/>
    </style:style>
    <style:style style:name="P7" style:family="paragraph" style:parent-style-name="Standard">
      <style:text-properties fo:color="#000000" loext:opacity="100%" style:font-name="Liberation Serif" fo:font-size="13pt" officeooo:rsid="0009b0b8" officeooo:paragraph-rsid="0009b0b8" fo:background-color="transparent" style:font-size-asian="13pt" style:font-size-complex="13pt"/>
    </style:style>
    <style:style style:name="P8" style:family="paragraph" style:parent-style-name="Standard">
      <style:text-properties fo:color="#000000" loext:opacity="100%" style:font-name="Liberation Serif" fo:font-size="13pt" officeooo:rsid="000be771" officeooo:paragraph-rsid="000be771" fo:background-color="transparent" style:font-size-asian="13pt" style:font-size-complex="13pt"/>
    </style:style>
    <style:style style:name="P9" style:family="paragraph" style:parent-style-name="Standard">
      <style:text-properties fo:color="#000000" loext:opacity="100%" style:font-name="Liberation Serif" fo:font-size="13pt" officeooo:rsid="000c460c" officeooo:paragraph-rsid="000c460c" fo:background-color="transparent" style:font-size-asian="13pt" style:font-size-complex="13pt"/>
    </style:style>
    <style:style style:name="P10" style:family="paragraph" style:parent-style-name="Standard">
      <style:text-properties fo:color="#000000" loext:opacity="100%" style:font-name="Liberation Serif" fo:font-size="13pt" officeooo:rsid="000d460b" officeooo:paragraph-rsid="000d460b" fo:background-color="transparent" style:font-size-asian="13pt" style:font-size-complex="13pt"/>
    </style:style>
    <style:style style:name="P11" style:family="paragraph" style:parent-style-name="Standard">
      <style:text-properties fo:color="#000000" loext:opacity="100%" style:font-name="Liberation Serif" fo:font-size="13pt" officeooo:rsid="000d9111" officeooo:paragraph-rsid="000d9111" fo:background-color="transparent" style:font-size-asian="13pt" style:font-size-complex="13pt"/>
    </style:style>
    <style:style style:name="P12" style:family="paragraph" style:parent-style-name="Standard">
      <style:text-properties fo:color="#000000" loext:opacity="100%" style:font-name="Liberation Serif" fo:font-size="13pt" officeooo:rsid="000ec17e" officeooo:paragraph-rsid="000ec17e" fo:background-color="transparent" style:font-size-asian="13pt" style:font-size-complex="13pt"/>
    </style:style>
    <style:style style:name="P13" style:family="paragraph" style:parent-style-name="Standard">
      <style:text-properties fo:color="#000000" loext:opacity="100%" style:font-name="Liberation Serif" fo:font-size="13pt" officeooo:rsid="00121af6" officeooo:paragraph-rsid="00121af6" fo:background-color="transparent" style:font-size-asian="13pt" style:font-size-complex="13pt"/>
    </style:style>
    <style:style style:name="P14" style:family="paragraph" style:parent-style-name="Standard">
      <style:text-properties fo:color="#000000" loext:opacity="100%" style:font-name="Liberation Serif" fo:font-size="13pt" officeooo:rsid="00139c45" officeooo:paragraph-rsid="00139c45" fo:background-color="transparent" style:font-size-asian="13pt" style:font-size-complex="13pt"/>
    </style:style>
    <style:style style:name="P15" style:family="paragraph" style:parent-style-name="Standard">
      <style:text-properties fo:color="#000000" loext:opacity="100%" style:font-name="Liberation Serif" fo:font-size="13pt" officeooo:paragraph-rsid="001d5672" fo:background-color="transparent" style:font-size-asian="13pt" style:font-size-complex="13pt"/>
    </style:style>
    <style:style style:name="P16" style:family="paragraph" style:parent-style-name="Standard">
      <style:text-properties fo:color="#000000" loext:opacity="100%" style:font-name="Liberation Serif" fo:font-size="13pt" officeooo:rsid="00204853" officeooo:paragraph-rsid="00204853" fo:background-color="transparent" style:font-size-asian="13pt" style:font-size-complex="13pt"/>
    </style:style>
    <style:style style:name="P17" style:family="paragraph" style:parent-style-name="Standard">
      <style:text-properties fo:color="#000000" loext:opacity="100%" style:font-name="Liberation Serif" fo:font-size="13pt" officeooo:rsid="0034971c" officeooo:paragraph-rsid="0034971c" fo:background-color="transparent" style:font-size-asian="13pt" style:font-size-complex="13pt"/>
    </style:style>
    <style:style style:name="P18" style:family="paragraph" style:parent-style-name="Standard">
      <style:text-properties fo:font-variant="normal" fo:text-transform="none" fo:color="#000000" loext:opacity="100%" style:font-name="Liberation Serif" fo:font-size="13pt" fo:letter-spacing="normal" fo:font-style="normal" fo:font-weight="normal" officeooo:rsid="000d4702" officeooo:paragraph-rsid="001d5672" fo:background-color="transparent" style:font-size-asian="13pt" style:font-size-complex="13pt"/>
    </style:style>
    <style:style style:name="P19" style:family="paragraph" style:parent-style-name="Standard">
      <style:text-properties fo:font-variant="normal" fo:text-transform="none" fo:color="#000000" loext:opacity="100%" style:font-name="Liberation Serif" fo:font-size="13pt" fo:letter-spacing="normal" fo:font-style="normal" fo:font-weight="normal" officeooo:rsid="002afa2b" officeooo:paragraph-rsid="002afa2b" fo:background-color="transparent" style:font-size-asian="13pt" style:font-size-complex="13pt"/>
    </style:style>
    <style:style style:name="P20" style:family="paragraph" style:parent-style-name="Standard">
      <style:text-properties fo:font-variant="normal" fo:text-transform="none" fo:color="#000000" loext:opacity="100%" style:font-name="Liberation Serif" fo:font-size="13pt" fo:letter-spacing="normal" fo:font-style="normal" fo:font-weight="normal" officeooo:rsid="0022badf" officeooo:paragraph-rsid="0022badf" fo:background-color="transparent" style:font-size-asian="13pt" style:font-size-complex="13pt"/>
    </style:style>
    <style:style style:name="P21" style:family="paragraph" style:parent-style-name="Standard">
      <style:text-properties fo:font-variant="normal" fo:text-transform="none" fo:color="#000000" loext:opacity="100%" style:font-name="Liberation Serif" fo:font-size="13pt" fo:letter-spacing="normal" fo:font-style="normal" fo:font-weight="normal" officeooo:rsid="0024fd88" officeooo:paragraph-rsid="0024fd88" fo:background-color="transparent" style:font-size-asian="13pt" style:font-size-complex="13pt"/>
    </style:style>
    <style:style style:name="P22" style:family="paragraph" style:parent-style-name="Standard">
      <style:text-properties fo:font-variant="normal" fo:text-transform="none" fo:color="#000000" loext:opacity="100%" style:font-name="Liberation Serif" fo:font-size="13pt" fo:letter-spacing="normal" fo:font-style="normal" fo:font-weight="normal" officeooo:rsid="0026e1fe" officeooo:paragraph-rsid="0026e1fe" fo:background-color="transparent" style:font-size-asian="13pt" style:font-size-complex="13pt"/>
    </style:style>
    <style:style style:name="P23" style:family="paragraph" style:parent-style-name="Standard">
      <style:text-properties fo:font-variant="normal" fo:text-transform="none" fo:color="#000000" loext:opacity="100%" style:font-name="Liberation Serif" fo:font-size="13pt" fo:letter-spacing="normal" fo:font-style="normal" fo:font-weight="normal" officeooo:rsid="00247f55" officeooo:paragraph-rsid="00247f55" fo:background-color="transparent" style:font-size-asian="13pt" style:font-size-complex="13pt"/>
    </style:style>
    <style:style style:name="P24" style:family="paragraph" style:parent-style-name="Standard">
      <style:text-properties fo:font-variant="normal" fo:text-transform="none" fo:color="#000000" loext:opacity="100%" style:font-name="Liberation Serif" fo:font-size="13pt" fo:letter-spacing="normal" fo:font-style="normal" fo:font-weight="normal" officeooo:rsid="002ebf6f" officeooo:paragraph-rsid="002ebf6f" fo:background-color="transparent" style:font-size-asian="13pt" style:font-size-complex="13pt"/>
    </style:style>
    <style:style style:name="P25" style:family="paragraph" style:parent-style-name="Standard">
      <style:text-properties fo:font-variant="normal" fo:text-transform="none" fo:color="#000000" loext:opacity="100%" style:font-name="Liberation Serif" fo:font-size="13pt" fo:letter-spacing="normal" fo:font-style="normal" fo:font-weight="normal" officeooo:rsid="0034971c" officeooo:paragraph-rsid="0034971c" fo:background-color="transparent" style:font-size-asian="13pt" style:font-size-complex="13pt"/>
    </style:style>
    <style:style style:name="P26" style:family="paragraph" style:parent-style-name="Standard">
      <style:text-properties fo:font-variant="normal" fo:text-transform="none" fo:color="#000000" loext:opacity="100%" style:font-name="Liberation Serif" fo:font-size="13pt" fo:letter-spacing="normal" fo:font-style="normal" fo:font-weight="normal" officeooo:rsid="0034a661" officeooo:paragraph-rsid="0034a661" fo:background-color="transparent" style:font-size-asian="13pt" style:font-size-complex="13pt"/>
    </style:style>
    <style:style style:name="P27" style:family="paragraph" style:parent-style-name="Standard">
      <style:text-properties fo:font-variant="normal" fo:text-transform="none" fo:color="#000000" loext:opacity="100%" style:font-name="Liberation Serif" fo:font-size="13pt" fo:letter-spacing="normal" fo:font-style="normal" fo:font-weight="normal" officeooo:rsid="003cf7bc" officeooo:paragraph-rsid="003cf7bc" fo:background-color="transparent" style:font-size-asian="13pt" style:font-size-complex="13pt"/>
    </style:style>
    <style:style style:name="P28" style:family="paragraph" style:parent-style-name="Standard">
      <style:text-properties fo:font-variant="normal" fo:text-transform="none" fo:color="#000000" loext:opacity="100%" style:font-name="Liberation Serif" fo:font-size="13pt" fo:letter-spacing="normal" fo:font-style="normal" fo:font-weight="normal" officeooo:rsid="003d8a39" officeooo:paragraph-rsid="003d8a39" fo:background-color="transparent" style:font-size-asian="13pt" style:font-size-complex="13pt"/>
    </style:style>
    <style:style style:name="P29" style:family="paragraph" style:parent-style-name="Standard">
      <style:text-properties fo:font-variant="normal" fo:text-transform="none" fo:color="#000000" loext:opacity="100%" style:font-name="Liberation Serif" fo:font-size="13pt" fo:letter-spacing="normal" fo:font-style="normal" fo:font-weight="normal" officeooo:rsid="003efbe4" officeooo:paragraph-rsid="003efbe4" fo:background-color="transparent" style:font-size-asian="13pt" style:font-size-complex="13pt"/>
    </style:style>
    <style:style style:name="P30" style:family="paragraph" style:parent-style-name="Standard">
      <style:text-properties fo:font-variant="normal" fo:text-transform="none" fo:color="#000000" loext:opacity="100%" style:font-name="Liberation Serif" fo:font-size="13pt" fo:letter-spacing="normal" fo:font-style="normal" fo:font-weight="normal" officeooo:rsid="00419fa5" officeooo:paragraph-rsid="00419fa5" fo:background-color="transparent" style:font-size-asian="13pt" style:font-size-complex="13pt"/>
    </style:style>
    <style:style style:name="P31" style:family="paragraph" style:parent-style-name="Standard">
      <style:text-properties fo:font-variant="normal" fo:text-transform="none" fo:color="#000000" loext:opacity="100%" style:font-name="Liberation Serif" fo:font-size="13pt" fo:letter-spacing="normal" fo:font-style="normal" fo:font-weight="normal" officeooo:rsid="00433425" officeooo:paragraph-rsid="00433425" fo:background-color="transparent" style:font-size-asian="13pt" style:font-size-complex="13pt"/>
    </style:style>
    <style:style style:name="P32" style:family="paragraph" style:parent-style-name="Standard">
      <style:text-properties fo:font-variant="normal" fo:text-transform="none" fo:color="#000000" loext:opacity="100%" style:font-name="Liberation Serif" fo:font-size="13pt" fo:letter-spacing="normal" fo:font-style="normal" fo:font-weight="normal" officeooo:rsid="004474cf" officeooo:paragraph-rsid="004474cf" fo:background-color="transparent" style:font-size-asian="13pt" style:font-size-complex="13pt"/>
    </style:style>
    <style:style style:name="P33" style:family="paragraph" style:parent-style-name="Standard">
      <style:text-properties fo:font-variant="normal" fo:text-transform="none" fo:color="#000000" loext:opacity="100%" style:font-name="Liberation Serif" fo:font-size="13pt" fo:letter-spacing="normal" fo:font-style="normal" fo:font-weight="normal" officeooo:rsid="00449105" officeooo:paragraph-rsid="00449105" fo:background-color="transparent" style:font-size-asian="13pt" style:font-size-complex="13pt"/>
    </style:style>
    <style:style style:name="P34" style:family="paragraph" style:parent-style-name="Standard">
      <style:text-properties fo:font-variant="normal" fo:text-transform="none" fo:color="#000000" loext:opacity="100%" style:font-name="Liberation Serif" fo:font-size="13pt" fo:letter-spacing="normal" fo:font-style="normal" fo:font-weight="normal" officeooo:rsid="0044d5b1" officeooo:paragraph-rsid="0044d5b1" fo:background-color="transparent" style:font-size-asian="13pt" style:font-size-complex="13pt"/>
    </style:style>
    <style:style style:name="P35" style:family="paragraph" style:parent-style-name="Standard">
      <style:text-properties fo:font-variant="normal" fo:text-transform="none" fo:color="#000000" loext:opacity="100%" style:font-name="Liberation Serif" fo:font-size="13pt" fo:letter-spacing="normal" fo:font-style="normal" fo:font-weight="normal" officeooo:rsid="004542dd" officeooo:paragraph-rsid="004542dd" fo:background-color="transparent" style:font-size-asian="13pt" style:font-size-complex="13pt"/>
    </style:style>
    <style:style style:name="P36" style:family="paragraph" style:parent-style-name="Standard">
      <style:text-properties fo:font-variant="normal" fo:text-transform="none" fo:color="#000000" loext:opacity="100%" style:font-name="Liberation Serif" fo:font-size="13pt" fo:letter-spacing="normal" fo:font-style="normal" fo:font-weight="normal" officeooo:rsid="00463e8b" officeooo:paragraph-rsid="004542dd" fo:background-color="transparent" style:font-size-asian="13pt" style:font-size-complex="13pt"/>
    </style:style>
    <style:style style:name="P37" style:family="paragraph" style:parent-style-name="Standard">
      <style:text-properties fo:font-variant="normal" fo:text-transform="none" fo:color="#000000" loext:opacity="100%" style:font-name="Liberation Serif" fo:font-size="13pt" fo:letter-spacing="normal" fo:font-style="normal" fo:font-weight="normal" officeooo:rsid="00463e8b" officeooo:paragraph-rsid="00463e8b" fo:background-color="transparent" style:font-size-asian="13pt" style:font-size-complex="13pt"/>
    </style:style>
    <style:style style:name="P38" style:family="paragraph" style:parent-style-name="Standard">
      <style:text-properties fo:font-variant="normal" fo:text-transform="none" fo:color="#000000" loext:opacity="100%" style:font-name="Liberation Serif" fo:font-size="13pt" fo:letter-spacing="normal" fo:font-style="normal" fo:font-weight="normal" officeooo:rsid="004e95c5" officeooo:paragraph-rsid="004e95c5" fo:background-color="transparent" style:font-size-asian="13pt" style:font-size-complex="13pt"/>
    </style:style>
    <style:style style:name="P39" style:family="paragraph" style:parent-style-name="Standard">
      <style:text-properties fo:font-variant="normal" fo:text-transform="none" fo:color="#000000" loext:opacity="100%" style:font-name="Liberation Serif" fo:font-size="13pt" fo:letter-spacing="normal" fo:font-style="normal" fo:font-weight="normal" officeooo:rsid="0047cfa8" officeooo:paragraph-rsid="0047cfa8" fo:background-color="transparent" style:font-size-asian="13pt" style:font-size-complex="13pt"/>
    </style:style>
    <style:style style:name="P40" style:family="paragraph" style:parent-style-name="Standard">
      <style:text-properties fo:font-variant="normal" fo:text-transform="none" fo:color="#000000" loext:opacity="100%" style:font-name="Liberation Serif" fo:font-size="13pt" fo:letter-spacing="normal" fo:font-style="normal" fo:font-weight="normal" officeooo:rsid="00498b46" officeooo:paragraph-rsid="00498b46" fo:background-color="transparent" style:font-size-asian="13pt" style:font-size-complex="13pt"/>
    </style:style>
    <style:style style:name="P41" style:family="paragraph" style:parent-style-name="Standard">
      <style:text-properties fo:font-variant="normal" fo:text-transform="none" fo:color="#000000" loext:opacity="100%" style:font-name="Liberation Serif" fo:font-size="13pt" fo:letter-spacing="normal" fo:font-style="normal" fo:font-weight="normal" officeooo:rsid="004c5f1f" officeooo:paragraph-rsid="004c5f1f" fo:background-color="transparent" style:font-size-asian="13pt" style:font-size-complex="13pt"/>
    </style:style>
    <style:style style:name="P42" style:family="paragraph" style:parent-style-name="Standard">
      <style:text-properties fo:font-variant="normal" fo:text-transform="none" fo:color="#000000" loext:opacity="100%" style:font-name="Liberation Serif" fo:font-size="13pt" fo:letter-spacing="normal" fo:font-style="normal" fo:font-weight="normal" officeooo:rsid="004c9b0d" officeooo:paragraph-rsid="004c9b0d" fo:background-color="transparent" style:font-size-asian="13pt" style:font-size-complex="13pt"/>
    </style:style>
    <style:style style:name="P43" style:family="paragraph" style:parent-style-name="Standard">
      <style:text-properties fo:font-variant="normal" fo:text-transform="none" fo:color="#000000" loext:opacity="100%" style:font-name="Liberation Serif" fo:font-size="13pt" fo:letter-spacing="normal" fo:font-style="normal" fo:font-weight="normal" officeooo:rsid="004d3647" officeooo:paragraph-rsid="004d3647" fo:background-color="transparent" style:font-size-asian="13pt" style:font-size-complex="13pt"/>
    </style:style>
    <style:style style:name="P44" style:family="paragraph" style:parent-style-name="Standard">
      <style:text-properties fo:font-variant="normal" fo:text-transform="none" fo:color="#000000" loext:opacity="100%" style:font-name="Liberation Serif" fo:font-size="13pt" fo:letter-spacing="normal" fo:font-style="normal" fo:font-weight="normal" officeooo:rsid="00506d53" officeooo:paragraph-rsid="0050ec94" fo:background-color="transparent" style:font-size-asian="13pt" style:font-size-complex="13pt"/>
    </style:style>
    <style:style style:name="P45" style:family="paragraph" style:parent-style-name="Standard">
      <style:text-properties fo:font-variant="normal" fo:text-transform="none" fo:color="#000000" loext:opacity="100%" style:font-name="Liberation Serif" fo:font-size="13pt" fo:letter-spacing="normal" fo:font-style="normal" fo:font-weight="normal" officeooo:rsid="0050ec94" officeooo:paragraph-rsid="0050ec94" fo:background-color="transparent" style:font-size-asian="13pt" style:font-size-complex="13pt"/>
    </style:style>
    <style:style style:name="P46" style:family="paragraph" style:parent-style-name="Standard">
      <style:text-properties fo:font-variant="normal" fo:text-transform="none" fo:color="#000000" loext:opacity="100%" style:font-name="Liberation Serif" fo:font-size="13pt" fo:letter-spacing="normal" fo:font-style="normal" fo:font-weight="normal" officeooo:rsid="005224f1" officeooo:paragraph-rsid="00532732" fo:background-color="transparent" style:font-size-asian="13pt" style:font-size-complex="13pt"/>
    </style:style>
    <style:style style:name="P47" style:family="paragraph" style:parent-style-name="Standard">
      <style:text-properties fo:font-variant="normal" fo:text-transform="none" fo:color="#000000" loext:opacity="100%" style:font-name="Liberation Serif" fo:font-size="13pt" fo:letter-spacing="normal" fo:font-style="normal" fo:font-weight="normal" officeooo:rsid="0053fec8" officeooo:paragraph-rsid="0053fec8" fo:background-color="transparent" style:font-size-asian="13pt" style:font-size-complex="13pt"/>
    </style:style>
    <style:style style:name="P48" style:family="paragraph" style:parent-style-name="Standard">
      <style:text-properties fo:font-variant="normal" fo:text-transform="none" fo:color="#000000" loext:opacity="100%" style:font-name="Liberation Serif" fo:font-size="13pt" fo:letter-spacing="normal" fo:font-style="normal" fo:font-weight="normal" officeooo:rsid="0056b13e" officeooo:paragraph-rsid="0056b13e" fo:background-color="transparent" style:font-size-asian="13pt" style:font-size-complex="13pt"/>
    </style:style>
    <style:style style:name="P49" style:family="paragraph" style:parent-style-name="Standard">
      <style:text-properties fo:font-variant="normal" fo:text-transform="none" fo:color="#000000" loext:opacity="100%" style:font-name="Liberation Serif" fo:font-size="13pt" fo:letter-spacing="normal" fo:font-style="normal" fo:font-weight="normal" officeooo:rsid="005c6548" officeooo:paragraph-rsid="005c6548" fo:background-color="transparent" style:font-size-asian="13pt" style:font-size-complex="13pt"/>
    </style:style>
    <style:style style:name="P50" style:family="paragraph" style:parent-style-name="Standard">
      <style:text-properties fo:font-variant="normal" fo:text-transform="none" fo:color="#000000" loext:opacity="100%" style:font-name="Liberation Serif" fo:font-size="13pt" fo:letter-spacing="normal" fo:font-style="normal" fo:font-weight="normal" officeooo:rsid="0060c5a8" officeooo:paragraph-rsid="0060c5a8" fo:background-color="transparent" style:font-size-asian="13pt" style:font-size-complex="13pt"/>
    </style:style>
    <style:style style:name="P51" style:family="paragraph" style:parent-style-name="Standard">
      <style:text-properties fo:font-variant="normal" fo:text-transform="none" fo:color="#000000" loext:opacity="100%" style:font-name="Liberation Serif" fo:font-size="13pt" fo:letter-spacing="normal" fo:font-style="normal" fo:font-weight="normal" officeooo:rsid="006542a8" officeooo:paragraph-rsid="006542a8" fo:background-color="transparent" style:font-size-asian="13pt" style:font-size-complex="13pt"/>
    </style:style>
    <style:style style:name="P52" style:family="paragraph" style:parent-style-name="Standard">
      <style:text-properties fo:font-variant="normal" fo:text-transform="none" fo:color="#000000" loext:opacity="100%" style:font-name="Liberation Serif" fo:font-size="13pt" fo:letter-spacing="normal" fo:font-style="normal" fo:font-weight="normal" officeooo:rsid="0066a9c8" officeooo:paragraph-rsid="00686cf1" fo:background-color="transparent" style:font-size-asian="13pt" style:font-size-complex="13pt"/>
    </style:style>
    <style:style style:name="P53" style:family="paragraph" style:parent-style-name="Standard">
      <style:text-properties fo:font-variant="normal" fo:text-transform="none" fo:color="#000000" loext:opacity="100%" style:font-name="Liberation Serif" fo:font-size="13pt" fo:letter-spacing="normal" fo:font-style="normal" fo:font-weight="normal" officeooo:rsid="0066a9c8" officeooo:paragraph-rsid="0066a9c8" fo:background-color="transparent" style:font-size-asian="13pt" style:font-size-complex="13pt"/>
    </style:style>
    <style:style style:name="P54" style:family="paragraph" style:parent-style-name="Standard">
      <style:text-properties fo:font-variant="normal" fo:text-transform="none" fo:color="#000000" loext:opacity="100%" style:font-name="Liberation Serif" fo:font-size="13pt" fo:letter-spacing="normal" fo:font-style="normal" fo:font-weight="normal" officeooo:rsid="0069c571" officeooo:paragraph-rsid="0069c571" fo:background-color="transparent" style:font-size-asian="13pt" style:font-size-complex="13pt"/>
    </style:style>
    <style:style style:name="P55" style:family="paragraph" style:parent-style-name="Standard">
      <style:text-properties fo:font-variant="normal" fo:text-transform="none" fo:color="#000000" loext:opacity="100%" style:font-name="Liberation Serif" fo:font-size="13pt" fo:letter-spacing="normal" fo:font-style="normal" fo:font-weight="normal" officeooo:rsid="006b9166" officeooo:paragraph-rsid="006b9166" fo:background-color="transparent" style:font-size-asian="13pt" style:font-size-complex="13pt"/>
    </style:style>
    <style:style style:name="P56" style:family="paragraph" style:parent-style-name="Standard">
      <style:text-properties fo:font-variant="normal" fo:text-transform="none" fo:color="#000000" loext:opacity="100%" style:font-name="Liberation Serif" fo:font-size="13pt" fo:letter-spacing="normal" fo:font-style="normal" fo:font-weight="normal" officeooo:rsid="006f1dc9" officeooo:paragraph-rsid="006b9166" fo:background-color="transparent" style:font-size-asian="13pt" style:font-size-complex="13pt"/>
    </style:style>
    <style:style style:name="P57" style:family="paragraph" style:parent-style-name="Standard">
      <style:text-properties fo:font-variant="normal" fo:text-transform="none" fo:color="#000000" loext:opacity="100%" style:font-name="Liberation Serif" fo:font-size="13pt" fo:letter-spacing="normal" fo:font-style="normal" fo:font-weight="normal" officeooo:rsid="006f1dc9" officeooo:paragraph-rsid="006f1dc9" fo:background-color="transparent" style:font-size-asian="13pt" style:font-size-complex="13pt"/>
    </style:style>
    <style:style style:name="P58" style:family="paragraph" style:parent-style-name="Standard">
      <style:text-properties fo:font-variant="normal" fo:text-transform="none" fo:color="#000000" loext:opacity="100%" style:font-name="Liberation Serif" fo:font-size="13pt" fo:letter-spacing="normal" fo:font-style="normal" fo:font-weight="normal" officeooo:rsid="006f918a" officeooo:paragraph-rsid="006f918a" fo:background-color="transparent" style:font-size-asian="13pt" style:font-size-complex="13pt"/>
    </style:style>
    <style:style style:name="P59" style:family="paragraph" style:parent-style-name="Standard">
      <style:paragraph-properties fo:text-align="center" style:justify-single-word="false"/>
      <style:text-properties fo:font-variant="normal" fo:text-transform="none" fo:color="#000000" loext:opacity="100%" style:font-name="Liberation Serif" fo:font-size="13pt" fo:letter-spacing="normal" fo:font-style="normal" style:text-underline-style="solid" style:text-underline-width="auto" style:text-underline-color="font-color" fo:font-weight="bold" officeooo:rsid="00751f95" officeooo:paragraph-rsid="00751f95" fo:background-color="transparent" style:font-size-asian="13pt" style:font-weight-asian="bold" style:font-size-complex="13pt" style:font-weight-complex="bold"/>
    </style:style>
    <style:style style:name="P60" style:family="paragraph" style:parent-style-name="Standard">
      <style:paragraph-properties fo:text-align="start" style:justify-single-word="false"/>
      <style:text-properties fo:font-variant="normal" fo:text-transform="none" fo:color="#000000" loext:opacity="100%" style:font-name="Liberation Serif" fo:font-size="13pt" fo:letter-spacing="normal" fo:font-style="normal" style:text-underline-style="solid" style:text-underline-width="auto" style:text-underline-color="font-color" fo:font-weight="bold" officeooo:rsid="00751f95" officeooo:paragraph-rsid="00751f95" fo:background-color="transparent" style:font-size-asian="13pt" style:font-weight-asian="bold" style:font-size-complex="13pt" style:font-weight-complex="bold"/>
    </style:style>
    <style:style style:name="P61" style:family="paragraph" style:parent-style-name="Standard">
      <style:paragraph-properties fo:text-align="start" style:justify-single-word="false"/>
      <style:text-properties fo:font-variant="normal" fo:text-transform="none" fo:color="#000000" loext:opacity="100%" style:font-name="Liberation Serif" fo:font-size="13pt" fo:letter-spacing="normal" fo:font-style="normal" style:text-underline-style="solid" style:text-underline-width="auto" style:text-underline-color="font-color" fo:font-weight="bold" officeooo:rsid="00751f95" officeooo:paragraph-rsid="00751f95" fo:background-color="transparent" style:font-size-asian="13pt" style:font-style-asian="normal" style:font-weight-asian="bold" style:font-size-complex="13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000000" loext:opacity="100%" style:font-name="Liberation Serif" fo:font-size="13pt" fo:letter-spacing="normal" fo:font-style="normal" style:text-underline-style="none" fo:font-weight="normal" officeooo:rsid="00751f95" officeooo:paragraph-rsid="00751f95" fo:background-color="transparent" style:font-size-asian="13pt" style:font-weight-asian="normal" style:font-size-complex="13pt" style:font-weight-complex="normal"/>
    </style:style>
    <style:style style:name="P63" style:family="paragraph" style:parent-style-name="Standard">
      <style:paragraph-properties fo:text-align="start" style:justify-single-word="false"/>
      <style:text-properties fo:font-variant="normal" fo:text-transform="none" fo:color="#000000" loext:opacity="100%" style:font-name="Liberation Serif" fo:font-size="13pt" fo:letter-spacing="normal" fo:font-style="normal" style:text-underline-style="none" fo:font-weight="normal" officeooo:rsid="0079d308" officeooo:paragraph-rsid="0079d308" fo:background-color="transparent" style:font-size-asian="13pt" style:font-weight-asian="normal" style:font-size-complex="13pt" style:font-weight-complex="normal"/>
    </style:style>
    <style:style style:name="P64" style:family="paragraph" style:parent-style-name="Standard">
      <style:paragraph-properties fo:text-align="start" style:justify-single-word="false"/>
      <style:text-properties fo:font-variant="normal" fo:text-transform="none" fo:color="#000000" loext:opacity="100%" style:font-name="Liberation Serif" fo:font-size="13pt" fo:letter-spacing="normal" fo:font-style="normal" style:text-underline-style="none" fo:font-weight="normal" officeooo:rsid="007ce839" officeooo:paragraph-rsid="007ce839" fo:background-color="transparent" style:font-size-asian="13pt" style:font-weight-asian="normal" style:font-size-complex="13pt" style:font-weight-complex="normal"/>
    </style:style>
    <style:style style:name="P65" style:family="paragraph" style:parent-style-name="Standard">
      <style:paragraph-properties fo:text-align="start" style:justify-single-word="false"/>
      <style:text-properties fo:font-variant="normal" fo:text-transform="none" fo:color="#000000" loext:opacity="100%" style:font-name="Liberation Serif" fo:font-size="13pt" fo:letter-spacing="normal" fo:font-style="normal" style:text-underline-style="none" fo:font-weight="normal" officeooo:rsid="007d840e" officeooo:paragraph-rsid="007f3ab8" fo:background-color="transparent" style:font-size-asian="13pt" style:font-weight-asian="normal" style:font-size-complex="13pt" style:font-weight-complex="normal"/>
    </style:style>
    <style:style style:name="P66" style:family="paragraph" style:parent-style-name="Standard">
      <style:paragraph-properties fo:text-align="start" style:justify-single-word="false"/>
      <style:text-properties fo:font-variant="normal" fo:text-transform="none" fo:color="#000000" loext:opacity="100%" style:font-name="Liberation Serif" fo:font-size="13pt" fo:letter-spacing="normal" fo:font-style="normal" style:text-underline-style="none" fo:font-weight="normal" officeooo:rsid="007d840e" officeooo:paragraph-rsid="008231e6" fo:background-color="transparent" style:font-size-asian="13pt" style:font-weight-asian="normal" style:font-size-complex="13pt" style:font-weight-complex="normal"/>
    </style:style>
    <style:style style:name="P67" style:family="paragraph" style:parent-style-name="Standard">
      <style:paragraph-properties fo:text-align="start" style:justify-single-word="false"/>
      <style:text-properties fo:font-variant="normal" fo:text-transform="none" fo:color="#000000" loext:opacity="100%" style:font-name="Liberation Serif" fo:font-size="13pt" fo:letter-spacing="normal" fo:font-style="normal" style:text-underline-style="none" fo:font-weight="normal" officeooo:rsid="007f3ab8" officeooo:paragraph-rsid="008231e6" fo:background-color="transparent" style:font-size-asian="13pt" style:font-weight-asian="normal" style:font-size-complex="13pt" style:font-weight-complex="normal"/>
    </style:style>
    <style:style style:name="P68" style:family="paragraph" style:parent-style-name="Standard">
      <style:paragraph-properties fo:text-align="start" style:justify-single-word="false"/>
      <style:text-properties fo:font-variant="normal" fo:text-transform="none" fo:color="#000000" loext:opacity="100%" style:font-name="Liberation Serif" fo:font-size="13pt" fo:letter-spacing="normal" fo:font-style="normal" style:text-underline-style="none" fo:font-weight="normal" officeooo:rsid="0085600f" officeooo:paragraph-rsid="0085600f" fo:background-color="transparent" style:font-size-asian="13pt" style:font-weight-asian="normal" style:font-size-complex="13pt" style:font-weight-complex="normal"/>
    </style:style>
    <style:style style:name="P69" style:family="paragraph" style:parent-style-name="Standard">
      <style:paragraph-properties fo:text-align="start" style:justify-single-word="false"/>
      <style:text-properties fo:font-variant="normal" fo:text-transform="none" fo:color="#000000" loext:opacity="100%" style:font-name="Liberation Serif" fo:font-size="13pt" fo:letter-spacing="normal" fo:font-style="normal" style:text-underline-style="none" fo:font-weight="normal" officeooo:rsid="0086328d" officeooo:paragraph-rsid="0086328d" fo:background-color="transparent" style:font-size-asian="13pt" style:font-weight-asian="normal" style:font-size-complex="13pt" style:font-weight-complex="normal"/>
    </style:style>
    <style:style style:name="P70" style:family="paragraph" style:parent-style-name="Standard">
      <style:paragraph-properties fo:text-align="start" style:justify-single-word="false"/>
      <style:text-properties fo:font-variant="normal" fo:text-transform="none" fo:color="#000000" loext:opacity="100%" style:font-name="Liberation Serif" fo:font-size="13pt" fo:letter-spacing="normal" fo:font-style="normal" style:text-underline-style="none" fo:font-weight="normal" officeooo:rsid="0088c646" officeooo:paragraph-rsid="0088c646" fo:background-color="transparent" style:font-size-asian="13pt" style:font-weight-asian="normal" style:font-size-complex="13pt" style:font-weight-complex="normal"/>
    </style:style>
    <style:style style:name="P71" style:family="paragraph" style:parent-style-name="Standard">
      <style:paragraph-properties fo:text-align="start" style:justify-single-word="false"/>
      <style:text-properties fo:font-variant="normal" fo:text-transform="none" fo:color="#000000" loext:opacity="100%" style:font-name="Liberation Serif" fo:font-size="13pt" fo:letter-spacing="normal" fo:font-style="normal" style:text-underline-style="none" fo:font-weight="normal" officeooo:rsid="00897569" officeooo:paragraph-rsid="00897569" fo:background-color="transparent" style:font-size-asian="13pt" style:font-weight-asian="normal" style:font-size-complex="13pt" style:font-weight-complex="normal"/>
    </style:style>
    <style:style style:name="P72" style:family="paragraph" style:parent-style-name="Standard">
      <style:paragraph-properties fo:text-align="start" style:justify-single-word="false"/>
      <style:text-properties fo:font-variant="normal" fo:text-transform="none" fo:color="#000000" loext:opacity="100%" style:font-name="Liberation Serif" fo:font-size="13pt" fo:letter-spacing="normal" fo:font-style="normal" style:text-underline-style="none" fo:font-weight="normal" officeooo:rsid="008a1855" officeooo:paragraph-rsid="008ccdd6" fo:background-color="transparent" style:font-size-asian="13pt" style:font-weight-asian="normal" style:font-size-complex="13pt" style:font-weight-complex="normal"/>
    </style:style>
    <style:style style:name="P73" style:family="paragraph" style:parent-style-name="Standard">
      <style:paragraph-properties fo:text-align="start" style:justify-single-word="false"/>
      <style:text-properties fo:font-variant="normal" fo:text-transform="none" fo:color="#000000" loext:opacity="100%" style:font-name="Liberation Serif" fo:font-size="13pt" fo:letter-spacing="normal" fo:font-style="normal" style:text-underline-style="none" fo:font-weight="normal" officeooo:rsid="008ccdd6" officeooo:paragraph-rsid="008ccdd6" fo:background-color="transparent" style:font-size-asian="13pt" style:font-weight-asian="normal" style:font-size-complex="13pt" style:font-weight-complex="normal"/>
    </style:style>
    <style:style style:name="P74" style:family="paragraph" style:parent-style-name="Standard">
      <style:paragraph-properties fo:text-align="start" style:justify-single-word="false"/>
      <style:text-properties fo:font-variant="normal" fo:text-transform="none" fo:color="#000000" loext:opacity="100%" style:font-name="Liberation Serif" fo:font-size="13pt" fo:letter-spacing="normal" fo:font-style="normal" style:text-underline-style="none" fo:font-weight="normal" officeooo:rsid="008ccdd6" officeooo:paragraph-rsid="008e9727" fo:background-color="transparent" style:font-size-asian="13pt" style:font-weight-asian="normal" style:font-size-complex="13pt" style:font-weight-complex="normal"/>
    </style:style>
    <style:style style:name="P75" style:family="paragraph" style:parent-style-name="Standard">
      <style:paragraph-properties fo:text-align="start" style:justify-single-word="false"/>
      <style:text-properties fo:font-variant="normal" fo:text-transform="none" fo:color="#000000" loext:opacity="100%" style:font-name="Liberation Serif" fo:font-size="13pt" fo:letter-spacing="normal" fo:font-style="normal" style:text-underline-style="none" fo:font-weight="normal" officeooo:rsid="008e9727" officeooo:paragraph-rsid="008e9727" fo:background-color="transparent" style:font-size-asian="13pt" style:font-weight-asian="normal" style:font-size-complex="13pt" style:font-weight-complex="normal"/>
    </style:style>
    <style:style style:name="P76" style:family="paragraph" style:parent-style-name="Standard">
      <style:paragraph-properties fo:text-align="start" style:justify-single-word="false"/>
      <style:text-properties fo:font-variant="normal" fo:text-transform="none" fo:color="#000000" loext:opacity="100%" style:font-name="Liberation Serif" fo:font-size="13pt" fo:letter-spacing="normal" fo:font-style="normal" style:text-underline-style="none" fo:font-weight="normal" officeooo:rsid="0091b834" officeooo:paragraph-rsid="0091b834" fo:background-color="transparent" style:font-size-asian="13pt" style:font-weight-asian="normal" style:font-size-complex="13pt" style:font-weight-complex="normal"/>
    </style:style>
    <style:style style:name="P77" style:family="paragraph" style:parent-style-name="Standard">
      <style:paragraph-properties fo:text-align="start" style:justify-single-word="false"/>
      <style:text-properties fo:font-variant="normal" fo:text-transform="none" fo:color="#000000" loext:opacity="100%" style:font-name="Liberation Serif" fo:font-size="13pt" fo:letter-spacing="normal" fo:font-style="normal" style:text-underline-style="none" fo:font-weight="normal" officeooo:rsid="009338ca" officeooo:paragraph-rsid="009338ca" fo:background-color="transparent" style:font-size-asian="13pt" style:font-weight-asian="normal" style:font-size-complex="13pt" style:font-weight-complex="normal"/>
    </style:style>
    <style:style style:name="P78" style:family="paragraph" style:parent-style-name="Standard">
      <style:paragraph-properties fo:text-align="start" style:justify-single-word="false"/>
      <style:text-properties fo:font-variant="normal" fo:text-transform="none" fo:color="#000000" loext:opacity="100%" style:font-name="Liberation Serif" fo:font-size="13pt" fo:letter-spacing="normal" fo:font-style="normal" style:text-underline-style="none" fo:font-weight="normal" officeooo:rsid="0093d5be" officeooo:paragraph-rsid="0094bcf4" fo:background-color="transparent" style:font-size-asian="13pt" style:font-weight-asian="normal" style:font-size-complex="13pt" style:font-weight-complex="normal"/>
    </style:style>
    <style:style style:name="P79" style:family="paragraph" style:parent-style-name="Standard">
      <style:paragraph-properties fo:text-align="start" style:justify-single-word="false"/>
      <style:text-properties fo:font-variant="normal" fo:text-transform="none" fo:color="#000000" loext:opacity="100%" style:font-name="Liberation Serif" fo:font-size="13pt" fo:letter-spacing="normal" fo:font-style="normal" style:text-underline-style="none" fo:font-weight="normal" officeooo:rsid="0094bcf4" officeooo:paragraph-rsid="0094bcf4" fo:background-color="transparent" style:font-size-asian="13pt" style:font-weight-asian="normal" style:font-size-complex="13pt" style:font-weight-complex="normal"/>
    </style:style>
    <style:style style:name="P80" style:family="paragraph" style:parent-style-name="Standard">
      <style:paragraph-properties fo:text-align="start" style:justify-single-word="false"/>
      <style:text-properties fo:font-variant="normal" fo:text-transform="none" fo:color="#000000" loext:opacity="100%" style:font-name="Liberation Serif" fo:font-size="13pt" fo:letter-spacing="normal" fo:font-style="normal" style:text-underline-style="none" fo:font-weight="normal" officeooo:rsid="009727db" officeooo:paragraph-rsid="009727db" fo:background-color="transparent" style:font-size-asian="13pt" style:font-weight-asian="normal" style:font-size-complex="13pt" style:font-weight-complex="normal"/>
    </style:style>
    <style:style style:name="P81" style:family="paragraph" style:parent-style-name="Standard">
      <style:paragraph-properties fo:text-align="start" style:justify-single-word="false"/>
      <style:text-properties fo:font-variant="normal" fo:text-transform="none" fo:color="#000000" loext:opacity="100%" style:font-name="Liberation Serif" fo:font-size="13pt" fo:letter-spacing="normal" fo:font-style="normal" style:text-underline-style="none" fo:font-weight="normal" officeooo:rsid="009727db" officeooo:paragraph-rsid="0099adc3" fo:background-color="transparent" style:font-size-asian="13pt" style:font-weight-asian="normal" style:font-size-complex="13pt" style:font-weight-complex="normal"/>
    </style:style>
    <style:style style:name="P82" style:family="paragraph" style:parent-style-name="Standard">
      <style:paragraph-properties fo:text-align="start" style:justify-single-word="false"/>
      <style:text-properties fo:font-variant="normal" fo:text-transform="none" fo:color="#000000" loext:opacity="100%" style:font-name="Liberation Serif" fo:font-size="13pt" fo:letter-spacing="normal" fo:font-style="normal" style:text-underline-style="none" fo:font-weight="normal" officeooo:rsid="0098b7c1" officeooo:paragraph-rsid="009727db" fo:background-color="transparent" style:font-size-asian="13pt" style:font-weight-asian="normal" style:font-size-complex="13pt" style:font-weight-complex="normal"/>
    </style:style>
    <style:style style:name="P83" style:family="paragraph" style:parent-style-name="Standard">
      <style:paragraph-properties fo:text-align="start" style:justify-single-word="false"/>
      <style:text-properties fo:font-variant="normal" fo:text-transform="none" fo:color="#000000" loext:opacity="100%" style:font-name="Liberation Serif" fo:font-size="13pt" fo:letter-spacing="normal" fo:font-style="normal" style:text-underline-style="none" fo:font-weight="normal" officeooo:rsid="00a29c03" officeooo:paragraph-rsid="00a29c03" fo:background-color="transparent" style:font-size-asian="13pt" style:font-weight-asian="normal" style:font-size-complex="13pt" style:font-weight-complex="normal"/>
    </style:style>
    <style:style style:name="P84" style:family="paragraph" style:parent-style-name="Standard">
      <style:paragraph-properties fo:text-align="start" style:justify-single-word="false"/>
      <style:text-properties fo:font-variant="normal" fo:text-transform="none" fo:color="#000000" loext:opacity="100%" style:font-name="Liberation Serif" fo:font-size="13pt" fo:letter-spacing="normal" fo:font-style="normal" style:text-underline-style="none" fo:font-weight="normal" officeooo:rsid="00a29c03" officeooo:paragraph-rsid="00a40783" fo:background-color="transparent" style:font-size-asian="13pt" style:font-weight-asian="normal" style:font-size-complex="13pt" style:font-weight-complex="normal"/>
    </style:style>
    <style:style style:name="P85" style:family="paragraph" style:parent-style-name="Standard">
      <style:paragraph-properties fo:text-align="start" style:justify-single-word="false"/>
      <style:text-properties fo:font-variant="normal" fo:text-transform="none" fo:color="#000000" loext:opacity="100%" style:font-name="Liberation Serif" fo:font-size="13pt" fo:letter-spacing="normal" fo:font-style="normal" style:text-underline-style="none" fo:font-weight="normal" officeooo:rsid="00a83e8c" officeooo:paragraph-rsid="00a83e8c" fo:background-color="transparent" style:font-size-asian="13pt" style:font-weight-asian="normal" style:font-size-complex="13pt" style:font-weight-complex="normal"/>
    </style:style>
    <style:style style:name="P86" style:family="paragraph" style:parent-style-name="Standard">
      <style:paragraph-properties fo:text-align="start" style:justify-single-word="false"/>
      <style:text-properties fo:font-variant="normal" fo:text-transform="none" fo:color="#000000" loext:opacity="100%" style:font-name="Liberation Serif" fo:font-size="13pt" fo:letter-spacing="normal" fo:font-style="normal" style:text-underline-style="none" fo:font-weight="normal" officeooo:rsid="00a904a3" officeooo:paragraph-rsid="00a904a3" fo:background-color="transparent" style:font-size-asian="13pt" style:font-weight-asian="normal" style:font-size-complex="13pt" style:font-weight-complex="normal"/>
    </style:style>
    <style:style style:name="P87" style:family="paragraph" style:parent-style-name="Standard">
      <style:paragraph-properties fo:text-align="start" style:justify-single-word="false"/>
      <style:text-properties fo:font-variant="normal" fo:text-transform="none" fo:color="#000000" loext:opacity="100%" style:font-name="Liberation Serif" fo:font-size="13pt" fo:letter-spacing="normal" fo:font-style="normal" style:text-underline-style="none" fo:font-weight="normal" officeooo:rsid="00aa01f3" officeooo:paragraph-rsid="00aa01f3" fo:background-color="transparent" style:font-size-asian="13pt" style:font-weight-asian="normal" style:font-size-complex="13pt" style:font-weight-complex="normal"/>
    </style:style>
    <style:style style:name="P88" style:family="paragraph" style:parent-style-name="Standard">
      <style:paragraph-properties fo:text-align="start" style:justify-single-word="false"/>
      <style:text-properties fo:font-variant="normal" fo:text-transform="none" fo:color="#000000" loext:opacity="100%" style:font-name="Liberation Serif" fo:font-size="13pt" fo:letter-spacing="normal" fo:font-style="normal" style:text-underline-style="none" fo:font-weight="normal" officeooo:rsid="00ab0a06" officeooo:paragraph-rsid="00ab0a06" fo:background-color="transparent" style:font-size-asian="13pt" style:font-weight-asian="normal" style:font-size-complex="13pt" style:font-weight-complex="normal"/>
    </style:style>
    <style:style style:name="P89" style:family="paragraph" style:parent-style-name="Standard">
      <style:paragraph-properties fo:text-align="start" style:justify-single-word="false"/>
      <style:text-properties fo:font-variant="normal" fo:text-transform="none" fo:color="#000000" loext:opacity="100%" style:font-name="Liberation Serif" fo:font-size="13pt" fo:letter-spacing="normal" fo:font-style="normal" style:text-underline-style="none" fo:font-weight="normal" officeooo:rsid="00afc8cd" officeooo:paragraph-rsid="00afc8cd" fo:background-color="transparent" style:font-size-asian="13pt" style:font-weight-asian="normal" style:font-size-complex="13pt" style:font-weight-complex="normal"/>
    </style:style>
    <style:style style:name="P90" style:family="paragraph" style:parent-style-name="Standard">
      <style:paragraph-properties fo:text-align="start" style:justify-single-word="false"/>
      <style:text-properties fo:font-variant="normal" fo:text-transform="none" fo:color="#000000" loext:opacity="100%" style:font-name="Liberation Serif" fo:font-size="13pt" fo:letter-spacing="normal" fo:font-style="normal" style:text-underline-style="none" fo:font-weight="normal" officeooo:rsid="00ab4a18" officeooo:paragraph-rsid="00ab4a18" fo:background-color="transparent" style:font-size-asian="13pt" style:font-weight-asian="normal" style:font-size-complex="13pt" style:font-weight-complex="normal"/>
    </style:style>
    <style:style style:name="P91" style:family="paragraph" style:parent-style-name="Standard">
      <style:paragraph-properties fo:text-align="start" style:justify-single-word="false"/>
      <style:text-properties fo:font-variant="normal" fo:text-transform="none" fo:color="#000000" loext:opacity="100%" style:font-name="Liberation Serif" fo:font-size="13pt" fo:letter-spacing="normal" fo:font-style="normal" style:text-underline-style="none" fo:font-weight="normal" officeooo:rsid="00b09429" officeooo:paragraph-rsid="00b09429" fo:background-color="transparent" style:font-size-asian="13pt" style:font-weight-asian="normal" style:font-size-complex="13pt" style:font-weight-complex="normal"/>
    </style:style>
    <style:style style:name="P92" style:family="paragraph" style:parent-style-name="Standard">
      <style:paragraph-properties fo:text-align="start" style:justify-single-word="false"/>
      <style:text-properties fo:font-variant="normal" fo:text-transform="none" fo:color="#000000" loext:opacity="100%" style:font-name="Liberation Serif" fo:font-size="13pt" fo:letter-spacing="normal" fo:font-style="normal" style:text-underline-style="none" fo:font-weight="normal" officeooo:rsid="00ae741c" officeooo:paragraph-rsid="00ae741c" fo:background-color="transparent" style:font-size-asian="13pt" style:font-weight-asian="normal" style:font-size-complex="13pt" style:font-weight-complex="normal"/>
    </style:style>
    <style:style style:name="P93" style:family="paragraph" style:parent-style-name="Standard">
      <style:paragraph-properties fo:text-align="start" style:justify-single-word="false"/>
      <style:text-properties fo:font-variant="normal" fo:text-transform="none" fo:color="#000000" loext:opacity="100%" style:font-name="Liberation Serif" fo:font-size="13pt" fo:letter-spacing="normal" fo:font-style="normal" style:text-underline-style="none" fo:font-weight="normal" officeooo:rsid="00b58890" officeooo:paragraph-rsid="00b58890" fo:background-color="transparent" style:font-size-asian="13pt" style:font-weight-asian="normal" style:font-size-complex="13pt" style:font-weight-complex="normal"/>
    </style:style>
    <style:style style:name="P94" style:family="paragraph" style:parent-style-name="Standard">
      <style:paragraph-properties fo:text-align="start" style:justify-single-word="false"/>
      <style:text-properties fo:font-variant="normal" fo:text-transform="none" fo:color="#000000" loext:opacity="100%" style:font-name="Liberation Serif" fo:font-size="13pt" fo:letter-spacing="normal" fo:font-style="normal" style:text-underline-style="none" fo:font-weight="normal" officeooo:rsid="00b58890" officeooo:paragraph-rsid="00bc6bde" fo:background-color="transparent" style:font-size-asian="13pt" style:font-weight-asian="normal" style:font-size-complex="13pt" style:font-weight-complex="normal"/>
    </style:style>
    <style:style style:name="P95" style:family="paragraph" style:parent-style-name="Standard">
      <style:paragraph-properties fo:text-align="start" style:justify-single-word="false"/>
      <style:text-properties fo:font-variant="normal" fo:text-transform="none" fo:color="#000000" loext:opacity="100%" style:font-name="Liberation Serif" fo:font-size="13pt" fo:letter-spacing="normal" fo:font-style="normal" style:text-underline-style="none" fo:font-weight="normal" officeooo:rsid="00b58890" officeooo:paragraph-rsid="00b72f50" fo:background-color="transparent" style:font-size-asian="13pt" style:font-weight-asian="normal" style:font-size-complex="13pt" style:font-weight-complex="normal"/>
    </style:style>
    <style:style style:name="P96" style:family="paragraph" style:parent-style-name="Standard">
      <style:paragraph-properties fo:text-align="start" style:justify-single-word="false"/>
      <style:text-properties fo:font-variant="normal" fo:text-transform="none" fo:color="#000000" loext:opacity="100%" style:font-name="Liberation Serif" fo:font-size="13pt" fo:letter-spacing="normal" fo:font-style="normal" style:text-underline-style="none" fo:font-weight="normal" officeooo:rsid="00ba4c1d" officeooo:paragraph-rsid="00ba4c1d" fo:background-color="transparent" style:font-size-asian="13pt" style:font-weight-asian="normal" style:font-size-complex="13pt" style:font-weight-complex="normal"/>
    </style:style>
    <style:style style:name="P97" style:family="paragraph" style:parent-style-name="Standard">
      <style:paragraph-properties fo:text-align="start" style:justify-single-word="false"/>
      <style:text-properties fo:font-variant="normal" fo:text-transform="none" fo:color="#000000" loext:opacity="100%" style:font-name="Liberation Serif" fo:font-size="13pt" fo:letter-spacing="normal" fo:font-style="normal" style:text-underline-style="none" fo:font-weight="normal" officeooo:rsid="00b79fd1" officeooo:paragraph-rsid="00b79fd1" fo:background-color="transparent" style:font-size-asian="13pt" style:font-weight-asian="normal" style:font-size-complex="13pt" style:font-weight-complex="normal"/>
    </style:style>
    <style:style style:name="P98" style:family="paragraph" style:parent-style-name="Standard">
      <style:paragraph-properties fo:text-align="start" style:justify-single-word="false"/>
      <style:text-properties fo:font-variant="normal" fo:text-transform="none" fo:color="#000000" loext:opacity="100%" style:font-name="Liberation Serif" fo:font-size="13pt" fo:letter-spacing="normal" fo:font-style="normal" style:text-underline-style="none" fo:font-weight="normal" officeooo:rsid="00b8798d" officeooo:paragraph-rsid="00b8798d" fo:background-color="transparent" style:font-size-asian="13pt" style:font-weight-asian="normal" style:font-size-complex="13pt" style:font-weight-complex="normal"/>
    </style:style>
    <style:style style:name="P99" style:family="paragraph" style:parent-style-name="Standard">
      <style:paragraph-properties fo:text-align="start" style:justify-single-word="false"/>
      <style:text-properties fo:font-variant="normal" fo:text-transform="none" fo:color="#000000" loext:opacity="100%" style:font-name="Liberation Serif" fo:font-size="13pt" fo:letter-spacing="normal" fo:font-style="normal" style:text-underline-style="none" fo:font-weight="normal" officeooo:rsid="00c8acc0" officeooo:paragraph-rsid="00c8acc0" fo:background-color="transparent" style:font-size-asian="13pt" style:font-weight-asian="normal" style:font-size-complex="13pt" style:font-weight-complex="normal"/>
    </style:style>
    <style:style style:name="P100" style:family="paragraph" style:parent-style-name="Standard">
      <style:paragraph-properties fo:text-align="start" style:justify-single-word="false"/>
      <style:text-properties fo:font-variant="normal" fo:text-transform="none" fo:color="#000000" loext:opacity="100%" style:font-name="Liberation Serif" fo:font-size="13pt" fo:letter-spacing="normal" fo:font-style="normal" style:text-underline-style="none" fo:font-weight="normal" officeooo:rsid="00c8acc0" officeooo:paragraph-rsid="00d3a64d" fo:background-color="transparent" style:font-size-asian="13pt" style:font-weight-asian="normal" style:font-size-complex="13pt" style:font-weight-complex="normal"/>
    </style:style>
    <style:style style:name="P101" style:family="paragraph" style:parent-style-name="Standard">
      <style:paragraph-properties fo:text-align="start" style:justify-single-word="false"/>
      <style:text-properties fo:font-variant="normal" fo:text-transform="none" fo:color="#000000" loext:opacity="100%" style:font-name="Liberation Serif" fo:font-size="13pt" fo:letter-spacing="normal" fo:font-style="normal" style:text-underline-style="none" fo:font-weight="normal" officeooo:rsid="00c8acc0" officeooo:paragraph-rsid="00ce7edd" fo:background-color="transparent" style:font-size-asian="13pt" style:font-weight-asian="normal" style:font-size-complex="13pt" style:font-weight-complex="normal"/>
    </style:style>
    <style:style style:name="P102" style:family="paragraph" style:parent-style-name="Standard">
      <style:paragraph-properties fo:text-align="start" style:justify-single-word="false"/>
      <style:text-properties fo:font-variant="normal" fo:text-transform="none" fo:color="#000000" loext:opacity="100%" style:font-name="Liberation Serif" fo:font-size="13pt" fo:letter-spacing="normal" fo:font-style="normal" style:text-underline-style="none" fo:font-weight="normal" officeooo:rsid="00deb6ca" officeooo:paragraph-rsid="00deb6ca" fo:background-color="transparent" style:font-size-asian="13pt" style:font-weight-asian="normal" style:font-size-complex="13pt" style:font-weight-complex="normal"/>
    </style:style>
    <style:style style:name="P103" style:family="paragraph" style:parent-style-name="Standard">
      <style:paragraph-properties fo:text-align="start" style:justify-single-word="false"/>
      <style:text-properties fo:font-variant="normal" fo:text-transform="none" fo:color="#000000" loext:opacity="100%" style:font-name="Liberation Serif" fo:font-size="13pt" fo:letter-spacing="normal" fo:font-style="normal" style:text-underline-style="none" fo:font-weight="normal" officeooo:rsid="00ef5fb9" officeooo:paragraph-rsid="00ef5fb9" fo:background-color="transparent" style:font-size-asian="13pt" style:font-weight-asian="normal" style:font-size-complex="13pt" style:font-weight-complex="normal"/>
    </style:style>
    <style:style style:name="P104" style:family="paragraph" style:parent-style-name="Standard">
      <style:paragraph-properties fo:text-align="start" style:justify-single-word="false"/>
      <style:text-properties fo:font-variant="normal" fo:text-transform="none" fo:color="#000000" loext:opacity="100%" style:font-name="Liberation Serif" fo:font-size="13pt" fo:letter-spacing="normal" fo:font-style="normal" style:text-underline-style="none" fo:font-weight="normal" officeooo:rsid="00f5f80b" officeooo:paragraph-rsid="00f5f80b" fo:background-color="transparent" style:font-size-asian="13pt" style:font-weight-asian="normal" style:font-size-complex="13pt" style:font-weight-complex="normal"/>
    </style:style>
    <style:style style:name="P105" style:family="paragraph" style:parent-style-name="Standard">
      <style:paragraph-properties fo:text-align="start" style:justify-single-word="false"/>
      <style:text-properties fo:font-variant="normal" fo:text-transform="none" fo:color="#000000" loext:opacity="100%" style:font-name="Liberation Serif" fo:font-size="13pt" fo:letter-spacing="normal" fo:font-style="normal" style:text-underline-style="none" fo:font-weight="normal" officeooo:rsid="00ef6810" officeooo:paragraph-rsid="00ef6810" fo:background-color="transparent" style:font-size-asian="13pt" style:font-weight-asian="normal" style:font-size-complex="13pt" style:font-weight-complex="normal"/>
    </style:style>
    <style:style style:name="P106" style:family="paragraph" style:parent-style-name="Standard">
      <style:paragraph-properties fo:text-align="start" style:justify-single-word="false"/>
      <style:text-properties fo:font-variant="normal" fo:text-transform="none" fo:color="#000000" loext:opacity="100%" style:font-name="Liberation Serif" fo:font-size="13pt" fo:letter-spacing="normal" fo:font-style="normal" style:text-underline-style="none" fo:font-weight="normal" officeooo:rsid="00fe4e47" officeooo:paragraph-rsid="00fe4e47" fo:background-color="transparent" style:font-size-asian="13pt" style:font-weight-asian="normal" style:font-size-complex="13pt" style:font-weight-complex="normal"/>
    </style:style>
    <style:style style:name="P107" style:family="paragraph" style:parent-style-name="Standard">
      <style:paragraph-properties fo:text-align="start" style:justify-single-word="false"/>
      <style:text-properties fo:font-variant="normal" fo:text-transform="none" fo:color="#000000" loext:opacity="100%" style:font-name="Liberation Serif" fo:font-size="13pt" fo:letter-spacing="normal" fo:font-style="normal" style:text-underline-style="none" fo:font-weight="normal" officeooo:rsid="00feafce" officeooo:paragraph-rsid="00feafce" fo:background-color="transparent" style:font-size-asian="13pt" style:font-weight-asian="normal" style:font-size-complex="13pt" style:font-weight-complex="normal"/>
    </style:style>
    <style:style style:name="P108" style:family="paragraph" style:parent-style-name="Standard">
      <style:paragraph-properties fo:text-align="start" style:justify-single-word="false"/>
      <style:text-properties fo:font-variant="normal" fo:text-transform="none" fo:color="#000000" loext:opacity="100%" style:font-name="Liberation Serif" fo:font-size="13pt" fo:letter-spacing="normal" fo:font-style="normal" style:text-underline-style="none" fo:font-weight="normal" officeooo:rsid="01002449" officeooo:paragraph-rsid="01002449" fo:background-color="transparent" style:font-size-asian="13pt" style:font-weight-asian="normal" style:font-size-complex="13pt" style:font-weight-complex="normal"/>
    </style:style>
    <style:style style:name="P109" style:family="paragraph" style:parent-style-name="Standard">
      <style:paragraph-properties fo:text-align="start" style:justify-single-word="false"/>
      <style:text-properties fo:font-variant="normal" fo:text-transform="none" fo:color="#000000" loext:opacity="100%" style:font-name="Liberation Serif" fo:font-size="13pt" fo:letter-spacing="normal" fo:font-style="normal" style:text-underline-style="none" fo:font-weight="normal" officeooo:rsid="01002449" officeooo:paragraph-rsid="010d9060" fo:background-color="transparent" style:font-size-asian="13pt" style:font-weight-asian="normal" style:font-size-complex="13pt" style:font-weight-complex="normal"/>
    </style:style>
    <style:style style:name="P110" style:family="paragraph" style:parent-style-name="Standard">
      <style:paragraph-properties fo:text-align="start" style:justify-single-word="false"/>
      <style:text-properties fo:font-variant="normal" fo:text-transform="none" fo:color="#000000" loext:opacity="100%" style:font-name="Liberation Serif" fo:font-size="13pt" fo:letter-spacing="normal" fo:font-style="normal" style:text-underline-style="none" fo:font-weight="normal" officeooo:rsid="01002449" officeooo:paragraph-rsid="0110c96d" fo:background-color="transparent" style:font-size-asian="13pt" style:font-weight-asian="normal" style:font-size-complex="13pt" style:font-weight-complex="normal"/>
    </style:style>
    <style:style style:name="P111" style:family="paragraph" style:parent-style-name="Standard">
      <style:paragraph-properties fo:text-align="start" style:justify-single-word="false"/>
      <style:text-properties fo:font-variant="normal" fo:text-transform="none" fo:color="#000000" loext:opacity="100%" style:font-name="Liberation Serif" fo:font-size="13pt" fo:letter-spacing="normal" fo:font-style="normal" style:text-underline-style="none" fo:font-weight="normal" officeooo:rsid="01002449" officeooo:paragraph-rsid="0112c88d" fo:background-color="transparent" style:font-size-asian="13pt" style:font-weight-asian="normal" style:font-size-complex="13pt" style:font-weight-complex="normal"/>
    </style:style>
    <style:style style:name="P112" style:family="paragraph" style:parent-style-name="Standard">
      <style:paragraph-properties fo:text-align="start" style:justify-single-word="false"/>
      <style:text-properties fo:font-variant="normal" fo:text-transform="none" fo:color="#000000" loext:opacity="100%" style:font-name="Liberation Serif" fo:font-size="13pt" fo:letter-spacing="normal" fo:font-style="normal" style:text-underline-style="none" fo:font-weight="normal" officeooo:rsid="01002449" officeooo:paragraph-rsid="0115c1e1" fo:background-color="transparent" style:font-size-asian="13pt" style:font-weight-asian="normal" style:font-size-complex="13pt" style:font-weight-complex="normal"/>
    </style:style>
    <style:style style:name="P113" style:family="paragraph" style:parent-style-name="Standard">
      <style:paragraph-properties fo:text-align="start" style:justify-single-word="false"/>
      <style:text-properties fo:font-variant="normal" fo:text-transform="none" fo:color="#000000" loext:opacity="100%" style:font-name="Liberation Serif" fo:font-size="13pt" fo:letter-spacing="normal" fo:font-style="normal" style:text-underline-style="none" fo:font-weight="normal" officeooo:rsid="01002449" officeooo:paragraph-rsid="0118a93f" fo:background-color="transparent" style:font-size-asian="13pt" style:font-weight-asian="normal" style:font-size-complex="13pt" style:font-weight-complex="normal"/>
    </style:style>
    <style:style style:name="P114" style:family="paragraph" style:parent-style-name="Standard">
      <style:paragraph-properties fo:text-align="start" style:justify-single-word="false"/>
      <style:text-properties fo:font-variant="normal" fo:text-transform="none" fo:color="#000000" loext:opacity="100%" style:font-name="Liberation Serif" fo:font-size="13pt" fo:letter-spacing="normal" fo:font-style="normal" style:text-underline-style="none" fo:font-weight="normal" officeooo:rsid="01002449" officeooo:paragraph-rsid="01198449" fo:background-color="transparent" style:font-size-asian="13pt" style:font-weight-asian="normal" style:font-size-complex="13pt" style:font-weight-complex="normal"/>
    </style:style>
    <style:style style:name="P115" style:family="paragraph" style:parent-style-name="Standard">
      <style:paragraph-properties fo:text-align="start" style:justify-single-word="false"/>
      <style:text-properties fo:font-variant="normal" fo:text-transform="none" fo:color="#000000" loext:opacity="100%" style:font-name="Liberation Serif" fo:font-size="13pt" fo:letter-spacing="normal" fo:font-style="normal" style:text-underline-style="none" fo:font-weight="normal" officeooo:rsid="010af745" officeooo:paragraph-rsid="010af745" fo:background-color="transparent" style:font-size-asian="13pt" style:font-weight-asian="normal" style:font-size-complex="13pt" style:font-weight-complex="normal"/>
    </style:style>
    <style:style style:name="P116" style:family="paragraph" style:parent-style-name="Standard">
      <style:paragraph-properties fo:text-align="start" style:justify-single-word="false"/>
      <style:text-properties fo:font-variant="normal" fo:text-transform="none" fo:color="#000000" loext:opacity="100%" style:font-name="Liberation Serif" fo:font-size="13pt" fo:letter-spacing="normal" fo:font-style="normal" style:text-underline-style="none" fo:font-weight="normal" officeooo:rsid="010d9060" officeooo:paragraph-rsid="010d9060" fo:background-color="transparent" style:font-size-asian="13pt" style:font-weight-asian="normal" style:font-size-complex="13pt" style:font-weight-complex="normal"/>
    </style:style>
    <style:style style:name="P117" style:family="paragraph" style:parent-style-name="Standard">
      <style:paragraph-properties fo:text-align="start" style:justify-single-word="false"/>
      <style:text-properties fo:font-variant="normal" fo:text-transform="none" fo:color="#000000" loext:opacity="100%" style:font-name="Liberation Serif" fo:font-size="13pt" fo:letter-spacing="normal" fo:font-style="normal" style:text-underline-style="none" fo:font-weight="normal" officeooo:rsid="0110c96d" officeooo:paragraph-rsid="0110c96d" fo:background-color="transparent" style:font-size-asian="13pt" style:font-weight-asian="normal" style:font-size-complex="13pt" style:font-weight-complex="normal"/>
    </style:style>
    <style:style style:name="P118" style:family="paragraph" style:parent-style-name="Standard">
      <style:paragraph-properties fo:text-align="start" style:justify-single-word="false"/>
      <style:text-properties fo:font-variant="normal" fo:text-transform="none" fo:color="#000000" loext:opacity="100%" style:font-name="Liberation Serif" fo:font-size="13pt" fo:letter-spacing="normal" fo:font-style="normal" style:text-underline-style="none" fo:font-weight="normal" officeooo:rsid="0110c96d" officeooo:paragraph-rsid="0112c88d" fo:background-color="transparent" style:font-size-asian="13pt" style:font-weight-asian="normal" style:font-size-complex="13pt" style:font-weight-complex="normal"/>
    </style:style>
    <style:style style:name="P119" style:family="paragraph" style:parent-style-name="Standard">
      <style:paragraph-properties fo:text-align="start" style:justify-single-word="false"/>
      <style:text-properties fo:font-variant="normal" fo:text-transform="none" fo:color="#000000" loext:opacity="100%" style:font-name="Liberation Serif" fo:font-size="13pt" fo:letter-spacing="normal" fo:font-style="normal" style:text-underline-style="none" fo:font-weight="normal" officeooo:rsid="0112c88d" officeooo:paragraph-rsid="0114809f" fo:background-color="transparent" style:font-size-asian="13pt" style:font-weight-asian="normal" style:font-size-complex="13pt" style:font-weight-complex="normal"/>
    </style:style>
    <style:style style:name="P120" style:family="paragraph" style:parent-style-name="Standard">
      <style:paragraph-properties fo:text-align="start" style:justify-single-word="false"/>
      <style:text-properties fo:font-variant="normal" fo:text-transform="none" fo:color="#000000" loext:opacity="100%" style:font-name="Liberation Serif" fo:font-size="13pt" fo:letter-spacing="normal" fo:font-style="normal" style:text-underline-style="none" fo:font-weight="normal" officeooo:rsid="0114809f" officeooo:paragraph-rsid="0115c1e1" fo:background-color="transparent" style:font-size-asian="13pt" style:font-weight-asian="normal" style:font-size-complex="13pt" style:font-weight-complex="normal"/>
    </style:style>
    <style:style style:name="P121" style:family="paragraph" style:parent-style-name="Standard">
      <style:paragraph-properties fo:text-align="start" style:justify-single-word="false"/>
      <style:text-properties fo:font-variant="normal" fo:text-transform="none" fo:color="#000000" loext:opacity="100%" style:font-name="Liberation Serif" fo:font-size="13pt" fo:letter-spacing="normal" fo:font-style="normal" style:text-underline-style="none" fo:font-weight="normal" officeooo:rsid="0115c1e1" officeooo:paragraph-rsid="0115c1e1" fo:background-color="transparent" style:font-size-asian="13pt" style:font-weight-asian="normal" style:font-size-complex="13pt" style:font-weight-complex="normal"/>
    </style:style>
    <style:style style:name="P122" style:family="paragraph" style:parent-style-name="Standard">
      <style:paragraph-properties fo:text-align="start" style:justify-single-word="false"/>
      <style:text-properties fo:font-variant="normal" fo:text-transform="none" fo:color="#000000" loext:opacity="100%" style:font-name="Liberation Serif" fo:font-size="13pt" fo:letter-spacing="normal" fo:font-style="normal" style:text-underline-style="none" fo:font-weight="normal" officeooo:rsid="011b6060" officeooo:paragraph-rsid="011b6060" fo:background-color="transparent" style:font-size-asian="13pt" style:font-weight-asian="normal" style:font-size-complex="13pt" style:font-weight-complex="normal"/>
    </style:style>
    <style:style style:name="P123" style:family="paragraph" style:parent-style-name="Standard">
      <style:paragraph-properties fo:text-align="start" style:justify-single-word="false"/>
      <style:text-properties fo:font-variant="normal" fo:text-transform="none" fo:color="#000000" loext:opacity="100%" style:font-name="Liberation Serif" fo:font-size="13pt" fo:letter-spacing="normal" fo:font-style="normal" style:text-underline-style="none" fo:font-weight="normal" officeooo:rsid="011b9f3c" officeooo:paragraph-rsid="011b9f3c" fo:background-color="transparent" style:font-size-asian="13pt" style:font-weight-asian="normal" style:font-size-complex="13pt" style:font-weight-complex="normal"/>
    </style:style>
    <style:style style:name="P124" style:family="paragraph" style:parent-style-name="Standard">
      <style:paragraph-properties fo:text-align="start" style:justify-single-word="false"/>
      <style:text-properties fo:font-variant="normal" fo:text-transform="none" fo:color="#222222" loext:opacity="100%" style:font-name="Liberation Serif" fo:font-size="13pt" fo:letter-spacing="normal" fo:font-style="normal" style:text-underline-style="none" fo:font-weight="normal" officeooo:rsid="00ef6810" officeooo:paragraph-rsid="00ef6810" fo:background-color="transparent" style:font-size-asian="13pt" style:font-weight-asian="normal" style:font-size-complex="13pt" style:font-weight-complex="normal"/>
    </style:style>
    <style:style style:name="P125" style:family="paragraph" style:parent-style-name="Standard">
      <style:paragraph-properties fo:orphans="2" fo:widows="2"/>
      <style:text-properties fo:font-variant="normal" fo:text-transform="none" fo:color="#222222" loext:opacity="100%" style:font-name="Liberation Serif" fo:font-size="13pt" fo:letter-spacing="normal" fo:font-style="normal" fo:font-weight="normal" style:font-size-asian="13pt" style:font-size-complex="13pt" loext:padding="0cm" loext:border="none"/>
    </style:style>
    <style:style style:name="P126" style:family="paragraph" style:parent-style-name="Standard">
      <style:paragraph-properties fo:orphans="2" fo:widows="2"/>
      <style:text-properties fo:font-variant="normal" fo:text-transform="none" fo:color="#222222" loext:opacity="100%" style:font-name="Liberation Serif" fo:font-size="13pt" fo:letter-spacing="normal" style:font-size-asian="13pt" style:font-size-complex="13pt" loext:padding="0cm" loext:border="none"/>
    </style:style>
    <style:style style:name="P127" style:family="paragraph" style:parent-style-name="Standard">
      <style:text-properties style:font-name="Liberation Serif" fo:font-size="13pt" style:font-size-asian="13pt" style:font-size-complex="13pt"/>
    </style:style>
    <style:style style:name="P128" style:family="paragraph" style:parent-style-name="Standard">
      <style:paragraph-properties fo:orphans="2" fo:widows="2"/>
      <style:text-properties style:font-name="Liberation Serif" fo:font-size="13pt" style:font-size-asian="13pt" style:font-size-complex="13pt" loext:padding="0cm" loext:border="none"/>
    </style:style>
    <style:style style:name="P129" style:family="paragraph" style:parent-style-name="Standard">
      <style:paragraph-properties fo:margin-left="0cm" fo:margin-right="0cm" fo:orphans="2" fo:widows="2" fo:text-indent="0cm" style:auto-text-indent="false"/>
      <style:text-properties officeooo:paragraph-rsid="001d5672"/>
    </style:style>
    <style:style style:name="P130" style:family="paragraph" style:parent-style-name="Standard">
      <style:paragraph-properties fo:margin-left="0cm" fo:margin-right="0cm" fo:orphans="2" fo:widows="2" fo:text-indent="0cm" style:auto-text-indent="false"/>
      <style:text-properties fo:font-variant="normal" fo:text-transform="none" fo:color="#000000" loext:opacity="100%" style:font-name="Liberation Serif" fo:font-size="13pt" fo:letter-spacing="normal" fo:font-style="normal" fo:font-weight="normal" fo:background-color="transparent" style:font-size-asian="13pt" style:font-size-complex="13pt"/>
    </style:style>
    <style:style style:name="P131" style:family="paragraph" style:parent-style-name="Standard">
      <style:paragraph-properties fo:margin-left="0cm" fo:margin-right="0cm" fo:orphans="2" fo:widows="2" fo:text-indent="0cm" style:auto-text-indent="false"/>
      <style:text-properties fo:font-variant="normal" fo:text-transform="none" fo:color="#000000" loext:opacity="100%" style:font-name="Liberation Serif" fo:font-size="13pt" fo:letter-spacing="normal" fo:font-style="normal" fo:font-weight="normal" officeooo:rsid="002fc4c0" officeooo:paragraph-rsid="002fc4c0" fo:background-color="transparent" style:font-size-asian="13pt" style:font-size-complex="13pt"/>
    </style:style>
    <style:style style:name="P132" style:family="paragraph" style:parent-style-name="Standard">
      <style:paragraph-properties fo:margin-left="0cm" fo:margin-right="0cm" fo:orphans="2" fo:widows="2" fo:text-indent="0cm" style:auto-text-indent="false"/>
      <style:text-properties fo:font-variant="normal" fo:text-transform="none" fo:color="#000000" loext:opacity="100%" style:font-name="Liberation Serif" fo:font-size="13pt" fo:letter-spacing="normal" fo:font-style="normal" fo:font-weight="normal" officeooo:rsid="002ebf6f" officeooo:paragraph-rsid="002ebf6f" fo:background-color="transparent" style:font-size-asian="13pt" style:font-size-complex="13pt"/>
    </style:style>
    <style:style style:name="P133" style:family="paragraph" style:parent-style-name="Standard">
      <style:paragraph-properties fo:margin-left="0cm" fo:margin-right="0cm" fo:orphans="2" fo:widows="2" fo:text-indent="0cm" style:auto-text-indent="false"/>
      <style:text-properties fo:font-variant="normal" fo:text-transform="none" fo:color="#000000" loext:opacity="100%" style:font-name="Liberation Serif" fo:font-size="13pt" fo:letter-spacing="normal" fo:font-style="normal" fo:font-weight="normal" officeooo:rsid="0032f2cf" officeooo:paragraph-rsid="0032f2cf" fo:background-color="transparent" style:font-size-asian="13pt" style:font-size-complex="13pt"/>
    </style:style>
    <style:style style:name="P134" style:family="paragraph" style:parent-style-name="Standard">
      <style:paragraph-properties fo:margin-left="0cm" fo:margin-right="0cm" fo:orphans="2" fo:widows="2" fo:text-indent="0cm" style:auto-text-indent="false"/>
      <style:text-properties fo:font-variant="normal" fo:text-transform="none" fo:color="#000000" loext:opacity="100%" style:font-name="Liberation Serif" fo:font-size="13pt" fo:letter-spacing="normal" fo:font-style="normal" fo:font-weight="normal" officeooo:rsid="0098b7c1" officeooo:paragraph-rsid="0098b7c1" fo:background-color="transparent" style:font-size-asian="13pt" style:font-size-complex="13pt"/>
    </style:style>
    <style:style style:name="P135" style:family="paragraph" style:parent-style-name="Standard">
      <style:paragraph-properties fo:margin-left="0cm" fo:margin-right="0cm" fo:orphans="2" fo:widows="2" fo:text-indent="0cm" style:auto-text-indent="false"/>
      <style:text-properties fo:font-variant="normal" fo:text-transform="none" fo:color="#000000" loext:opacity="100%" style:font-name="Liberation Serif" fo:font-size="13pt" fo:letter-spacing="normal" fo:font-style="normal" fo:font-weight="normal" officeooo:rsid="009fcf4d" officeooo:paragraph-rsid="00a19a56" fo:background-color="transparent" style:font-size-asian="13pt" style:font-size-complex="13pt"/>
    </style:style>
    <style:style style:name="P136" style:family="paragraph" style:parent-style-name="Standard">
      <style:paragraph-properties fo:margin-left="0cm" fo:margin-right="0cm" fo:orphans="2" fo:widows="2" fo:text-indent="0cm" style:auto-text-indent="false"/>
      <style:text-properties fo:font-variant="normal" fo:text-transform="none" fo:color="#000000" loext:opacity="100%" style:font-name="Liberation Serif" fo:font-size="13pt" fo:letter-spacing="normal" fo:font-style="normal" fo:font-weight="normal" officeooo:rsid="00a19a56" officeooo:paragraph-rsid="00a19a56" fo:background-color="transparent" style:font-size-asian="13pt" style:font-size-complex="13pt"/>
    </style:style>
    <style:style style:name="P137" style:family="paragraph" style:parent-style-name="Standard">
      <style:paragraph-properties fo:margin-left="0cm" fo:margin-right="0cm" fo:orphans="2" fo:widows="2" fo:text-indent="0cm" style:auto-text-indent="false"/>
      <style:text-properties fo:font-variant="normal" fo:text-transform="none" fo:color="#222222" loext:opacity="100%" style:font-name="Liberation Serif" fo:font-size="13pt" fo:letter-spacing="normal" fo:font-style="normal" fo:font-weight="normal" style:font-size-asian="13pt" style:font-size-complex="13pt"/>
    </style:style>
    <style:style style:name="P138" style:family="paragraph" style:parent-style-name="Standard">
      <style:paragraph-properties fo:margin-left="0cm" fo:margin-right="0cm" fo:orphans="2" fo:widows="2" fo:text-indent="0cm" style:auto-text-indent="false"/>
      <style:text-properties fo:font-variant="normal" fo:text-transform="none" fo:color="#222222" loext:opacity="100%" style:font-name="Liberation Serif" fo:font-size="13pt" fo:letter-spacing="normal" style:font-size-asian="13pt" style:font-size-complex="13pt" loext:padding="0cm" loext:border="none"/>
    </style:style>
    <style:style style:name="P139"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222222" loext:opacity="100%" style:font-name="Liberation Serif" fo:font-size="13pt" fo:letter-spacing="normal" fo:font-style="normal" fo:font-weight="normal" style:font-name-asian="Google Sans" style:font-size-asian="13pt" style:font-style-asian="normal" style:font-weight-asian="normal" style:font-name-complex="Google Sans" style:font-size-complex="13pt" style:font-style-complex="normal" style:font-weight-complex="normal" loext:padding="0cm" loext:border="none"/>
    </style:style>
    <style:style style:name="P140" style:family="paragraph" style:parent-style-name="Table_20_Contents">
      <style:paragraph-properties fo:text-align="start" style:justify-single-word="false"/>
      <style:text-properties fo:color="#000000" loext:opacity="100%" style:font-name="Liberation Serif" fo:font-size="13pt" fo:background-color="transparent" style:font-size-asian="13pt" style:font-size-complex="13pt"/>
    </style:style>
    <style:style style:name="P141" style:family="paragraph" style:parent-style-name="Table_20_Contents">
      <style:paragraph-properties fo:text-align="start" style:justify-single-word="false"/>
      <style:text-properties fo:color="#000000" loext:opacity="100%" style:font-name="Liberation Serif" fo:font-size="13pt" officeooo:rsid="00782046" officeooo:paragraph-rsid="00782046" fo:background-color="transparent" style:font-size-asian="13pt" style:font-size-complex="13pt"/>
    </style:style>
    <style:style style:name="P142" style:family="paragraph" style:parent-style-name="Standard">
      <style:paragraph-properties fo:margin-top="0.212cm" fo:margin-bottom="0cm" style:contextual-spacing="false" fo:orphans="2" fo:widows="2"/>
      <style:text-properties fo:font-variant="normal" fo:text-transform="none" fo:color="#000000" loext:opacity="100%" style:font-name="Liberation Serif" fo:font-size="13pt" fo:letter-spacing="normal" fo:font-style="normal" fo:font-weight="normal" officeooo:rsid="000d4702" officeooo:paragraph-rsid="001d5672" fo:background-color="transparent" style:font-name-asian="Google Sans" style:font-size-asian="13pt" style:font-style-asian="normal" style:font-weight-asian="normal" style:font-name-complex="Google Sans" style:font-size-complex="13pt" style:font-style-complex="normal" style:font-weight-complex="normal" loext:padding="0cm" loext:border="none"/>
    </style:style>
    <style:style style:name="P143" style:family="paragraph" style:parent-style-name="Standard">
      <style:paragraph-properties fo:margin-top="0.212cm" fo:margin-bottom="0cm" style:contextual-spacing="false"/>
      <style:text-properties fo:font-variant="normal" fo:text-transform="none" fo:color="#222222" loext:opacity="100%" style:font-name="Liberation Serif" fo:font-size="13pt" fo:letter-spacing="normal" fo:font-style="normal" fo:font-weight="normal" style:font-size-asian="13pt" style:font-size-complex="13pt" loext:padding="0cm" loext:border="none"/>
    </style:style>
    <style:style style:name="P144" style:family="paragraph" style:parent-style-name="Standard">
      <style:paragraph-properties fo:margin-top="0.212cm" fo:margin-bottom="0cm" style:contextual-spacing="false"/>
      <style:text-properties fo:font-variant="normal" fo:text-transform="none" fo:color="#222222" loext:opacity="100%" style:font-name="Liberation Serif" fo:font-size="13pt" fo:letter-spacing="normal" style:font-size-asian="13pt" style:font-size-complex="13pt" loext:padding="0cm" loext:border="none"/>
    </style:style>
    <style:style style:name="P145" style:family="paragraph" style:parent-style-name="Standard">
      <style:paragraph-properties fo:margin-top="0.212cm" fo:margin-bottom="0cm" style:contextual-spacing="false"/>
      <style:text-properties style:font-name="Liberation Serif" fo:font-size="13pt" style:font-size-asian="13pt" style:font-size-complex="13pt"/>
    </style:style>
    <style:style style:name="P146" style:family="paragraph" style:parent-style-name="Standard">
      <style:paragraph-properties fo:margin-top="0.212cm" fo:margin-bottom="0cm" style:contextual-spacing="false"/>
      <style:text-properties style:font-name="Liberation Serif" fo:font-size="13pt" style:font-size-asian="13pt" style:font-size-complex="13pt" loext:padding="0cm" loext:border="none"/>
    </style:style>
    <style:style style:name="P147" style:family="paragraph" style:parent-style-name="Standard">
      <style:paragraph-properties fo:text-align="start" style:justify-single-word="false"/>
      <style:text-properties fo:font-variant="normal" fo:text-transform="none" fo:color="#000000" loext:opacity="100%" style:font-name="Liberation Serif" fo:font-size="13pt" fo:letter-spacing="normal" fo:font-style="normal" style:text-underline-style="none" fo:font-weight="normal" officeooo:rsid="0118a93f" officeooo:paragraph-rsid="0119699b" fo:background-color="transparent" style:font-size-asian="13pt" style:font-weight-asian="normal" style:font-size-complex="13pt" style:font-weight-complex="normal"/>
    </style:style>
    <style:style style:name="P148" style:family="paragraph" style:parent-style-name="Standard">
      <style:paragraph-properties fo:text-align="start" style:justify-single-word="false"/>
      <style:text-properties fo:font-variant="normal" fo:text-transform="none" fo:color="#000000" loext:opacity="100%" style:font-name="Liberation Serif" fo:font-size="13pt" fo:letter-spacing="normal" fo:font-style="normal" style:text-underline-style="none" fo:font-weight="normal" officeooo:rsid="011b9f3c" officeooo:paragraph-rsid="011b9f3c" fo:background-color="transparent" style:font-size-asian="13pt" style:font-weight-asian="normal" style:font-size-complex="13pt" style:font-weight-complex="normal"/>
    </style:style>
    <style:style style:name="P149" style:family="paragraph" style:parent-style-name="Standard">
      <style:paragraph-properties fo:text-align="start" style:justify-single-word="false"/>
      <style:text-properties fo:font-variant="normal" fo:text-transform="none" fo:color="#000000" loext:opacity="100%" style:font-name="Liberation Serif" fo:font-size="13pt" fo:letter-spacing="normal" fo:font-style="normal" style:text-underline-style="none" fo:font-weight="normal" officeooo:rsid="011d6986" officeooo:paragraph-rsid="011d6986" fo:background-color="transparent" style:font-size-asian="13pt" style:font-weight-asian="normal" style:font-size-complex="13pt" style:font-weight-complex="normal"/>
    </style:style>
    <style:style style:name="P150" style:family="paragraph" style:parent-style-name="Standard">
      <style:paragraph-properties fo:text-align="start" style:justify-single-word="false"/>
      <style:text-properties fo:font-variant="normal" fo:text-transform="none" fo:color="#000000" loext:opacity="100%" style:font-name="Liberation Serif" fo:font-size="13pt" fo:letter-spacing="normal" fo:font-style="normal" style:text-underline-style="none" fo:font-weight="normal" officeooo:rsid="011dfffc" officeooo:paragraph-rsid="011dfffc" fo:background-color="transparent" style:font-size-asian="13pt" style:font-weight-asian="normal" style:font-size-complex="13pt" style:font-weight-complex="normal"/>
    </style:style>
    <style:style style:name="P151" style:family="paragraph" style:parent-style-name="Standard">
      <style:paragraph-properties fo:text-align="start" style:justify-single-word="false"/>
      <style:text-properties fo:font-variant="normal" fo:text-transform="none" fo:color="#000000" loext:opacity="100%" style:font-name="Liberation Serif" fo:font-size="13pt" fo:letter-spacing="normal" fo:font-style="normal" style:text-underline-style="none" fo:font-weight="normal" officeooo:rsid="0121a7b0" officeooo:paragraph-rsid="0121a7b0" fo:background-color="transparent" style:font-size-asian="13pt" style:font-weight-asian="normal" style:font-size-complex="13pt" style:font-weight-complex="normal"/>
    </style:style>
    <style:style style:name="T1" style:family="text">
      <style:text-properties officeooo:rsid="0009b0b8"/>
    </style:style>
    <style:style style:name="T2" style:family="text">
      <style:text-properties officeooo:rsid="000be771"/>
    </style:style>
    <style:style style:name="T3" style:family="text">
      <style:text-properties officeooo:rsid="000c460c"/>
    </style:style>
    <style:style style:name="T4" style:family="text">
      <style:text-properties officeooo:rsid="000d460b"/>
    </style:style>
    <style:style style:name="T5" style:family="text">
      <style:text-properties officeooo:rsid="000ec17e"/>
    </style:style>
    <style:style style:name="T6" style:family="text">
      <style:text-properties officeooo:rsid="000f6aff"/>
    </style:style>
    <style:style style:name="T7" style:family="text">
      <style:text-properties officeooo:rsid="000d4702"/>
    </style:style>
    <style:style style:name="T8" style:family="text">
      <style:text-properties fo:font-variant="normal" fo:text-transform="none" fo:letter-spacing="normal" fo:font-style="normal" fo:font-weight="normal"/>
    </style:style>
    <style:style style:name="T9" style:family="text">
      <style:text-properties fo:font-variant="normal" fo:text-transform="none" fo:letter-spacing="normal" fo:font-style="normal" fo:font-weight="normal" officeooo:rsid="000d4702"/>
    </style:style>
    <style:style style:name="T10" style:family="text">
      <style:text-properties fo:font-variant="normal" fo:text-transform="none" fo:letter-spacing="normal" fo:font-style="normal" fo:font-weight="normal" officeooo:rsid="002138f4"/>
    </style:style>
    <style:style style:name="T11" style:family="text">
      <style:text-properties fo:font-variant="normal" fo:text-transform="none" fo:color="#000000" loext:opacity="100%" style:font-name="Liberation Serif" fo:font-size="13pt" fo:letter-spacing="normal" fo:font-style="normal" fo:font-weight="normal" fo:background-color="transparent" loext:char-shading-value="0" style:font-size-asian="13pt" style:font-size-complex="13pt"/>
    </style:style>
    <style:style style:name="T12" style:family="text">
      <style:text-properties fo:font-variant="normal" fo:text-transform="none" fo:color="#000000" loext:opacity="100%" style:font-name="Liberation Serif" fo:font-size="13pt" fo:letter-spacing="normal" fo:font-style="normal" fo:font-weight="normal" officeooo:rsid="0038e14a" fo:background-color="transparent" loext:char-shading-value="0" style:font-size-asian="13pt" style:font-size-complex="13pt"/>
    </style:style>
    <style:style style:name="T13" style:family="text">
      <style:text-properties fo:font-variant="normal" fo:text-transform="none" fo:color="#000000" loext:opacity="100%" style:font-name="Liberation Serif" fo:font-size="13pt" fo:letter-spacing="normal" fo:font-style="normal" fo:font-weight="normal" officeooo:rsid="000d4702" fo:background-color="transparent" loext:char-shading-value="0" style:font-size-asian="13pt" style:font-size-complex="13pt" loext:padding="0cm" loext:border="none"/>
    </style:style>
    <style:style style:name="T14" style:family="text">
      <style:text-properties fo:font-variant="normal" fo:text-transform="none" fo:color="#000000" loext:opacity="100%" style:font-name="Liberation Serif" fo:font-size="13pt" fo:letter-spacing="normal" fo:font-style="normal" fo:font-weight="normal" fo:background-color="transparent" loext:char-shading-value="0" style:font-size-asian="13pt" style:font-size-complex="13pt" loext:padding="0cm" loext:border="none"/>
    </style:style>
    <style:style style:name="T15" style:family="text">
      <style:text-properties fo:font-variant="normal" fo:text-transform="none" fo:color="#000000" loext:opacity="100%" style:font-name="Liberation Serif" fo:font-size="13pt" fo:letter-spacing="normal" fo:font-style="normal" fo:font-weight="bold" officeooo:rsid="000d4702" fo:background-color="transparent" loext:char-shading-value="0" style:font-size-asian="13pt" style:font-size-complex="13pt" loext:padding="0cm" loext:border="none"/>
    </style:style>
    <style:style style:name="T16" style:family="text">
      <style:text-properties fo:font-variant="normal" fo:text-transform="none" fo:color="#000000" loext:opacity="100%" style:font-name="Liberation Serif" fo:font-size="13pt" fo:letter-spacing="normal" fo:font-style="normal" fo:font-weight="bold" fo:background-color="transparent" loext:char-shading-value="0" style:font-size-asian="13pt" style:font-size-complex="13pt" loext:padding="0cm" loext:border="none"/>
    </style:style>
    <style:style style:name="T17" style:family="text">
      <style:text-properties fo:font-variant="normal" fo:text-transform="none" fo:color="#000000" loext:opacity="100%" style:font-name="Liberation Serif" fo:font-size="13pt" fo:letter-spacing="normal" fo:background-color="transparent" loext:char-shading-value="0" style:font-size-asian="13pt" style:font-size-complex="13pt" loext:padding="0cm" loext:border="none"/>
    </style:style>
    <style:style style:name="T18" style:family="text">
      <style:text-properties fo:font-variant="normal" fo:text-transform="none" fo:color="#222222" loext:opacity="100%" fo:letter-spacing="normal" fo:font-style="normal" fo:font-weight="normal" loext:padding="0cm" loext:border="none"/>
    </style:style>
    <style:style style:name="T19" style:family="text">
      <style:text-properties fo:font-variant="normal" fo:text-transform="none" fo:color="#222222" loext:opacity="100%" fo:letter-spacing="normal" fo:font-style="normal" fo:font-weight="normal" officeooo:rsid="00db40a6" loext:padding="0cm" loext:border="none"/>
    </style:style>
    <style:style style:name="T20" style:family="text">
      <style:text-properties officeooo:rsid="002e098f"/>
    </style:style>
    <style:style style:name="T21" style:family="text">
      <style:text-properties officeooo:rsid="002ebf6f"/>
    </style:style>
    <style:style style:name="T22" style:family="text">
      <style:text-properties officeooo:rsid="002fc4c0"/>
    </style:style>
    <style:style style:name="T23" style:family="text">
      <style:text-properties officeooo:rsid="002fc932"/>
    </style:style>
    <style:style style:name="T24" style:family="text">
      <style:text-properties officeooo:rsid="003256f2"/>
    </style:style>
    <style:style style:name="T25" style:family="text">
      <style:text-properties officeooo:rsid="0034a661"/>
    </style:style>
    <style:style style:name="T26" style:family="text">
      <style:text-properties officeooo:rsid="0044d5b1"/>
    </style:style>
    <style:style style:name="T27" style:family="text">
      <style:text-properties officeooo:rsid="00498b46"/>
    </style:style>
    <style:style style:name="T28" style:family="text">
      <style:text-properties officeooo:rsid="004b004b"/>
    </style:style>
    <style:style style:name="T29" style:family="text">
      <style:text-properties officeooo:rsid="004c5f1f"/>
    </style:style>
    <style:style style:name="T30" style:family="text">
      <style:text-properties officeooo:rsid="00506d53"/>
    </style:style>
    <style:style style:name="T31" style:family="text">
      <style:text-properties officeooo:rsid="0050ec94"/>
    </style:style>
    <style:style style:name="T32" style:family="text">
      <style:text-properties officeooo:rsid="00532732"/>
    </style:style>
    <style:style style:name="T33" style:family="text">
      <style:text-properties officeooo:rsid="00550b03"/>
    </style:style>
    <style:style style:name="T34" style:family="text">
      <style:text-properties officeooo:rsid="005807db"/>
    </style:style>
    <style:style style:name="T35" style:family="text">
      <style:text-properties officeooo:rsid="0058eb38"/>
    </style:style>
    <style:style style:name="T36" style:family="text">
      <style:text-properties officeooo:rsid="005a3df4"/>
    </style:style>
    <style:style style:name="T37" style:family="text">
      <style:text-properties officeooo:rsid="005ac58a"/>
    </style:style>
    <style:style style:name="T38" style:family="text">
      <style:text-properties officeooo:rsid="0062308f"/>
    </style:style>
    <style:style style:name="T39" style:family="text">
      <style:text-properties officeooo:rsid="0063a61f"/>
    </style:style>
    <style:style style:name="T40" style:family="text">
      <style:text-properties officeooo:rsid="0065d3af"/>
    </style:style>
    <style:style style:name="T41" style:family="text">
      <style:text-properties officeooo:rsid="00686cf1"/>
    </style:style>
    <style:style style:name="T42" style:family="text">
      <style:text-properties officeooo:rsid="006a7b04"/>
    </style:style>
    <style:style style:name="T43" style:family="text">
      <style:text-properties officeooo:rsid="006b9166"/>
    </style:style>
    <style:style style:name="T44" style:family="text">
      <style:text-properties officeooo:rsid="006c37c2"/>
    </style:style>
    <style:style style:name="T45" style:family="text">
      <style:text-properties officeooo:rsid="006e2180"/>
    </style:style>
    <style:style style:name="T46" style:family="text">
      <style:text-properties officeooo:rsid="00722ef4"/>
    </style:style>
    <style:style style:name="T47" style:family="text">
      <style:text-properties officeooo:rsid="0072549f"/>
    </style:style>
    <style:style style:name="T48" style:family="text">
      <style:text-properties fo:color="#000000" loext:opacity="100%" style:font-name="Liberation Serif" fo:font-size="13pt" officeooo:rsid="0009b0b8" fo:background-color="transparent" loext:char-shading-value="0" style:font-size-asian="13pt" style:font-size-complex="13pt"/>
    </style:style>
    <style:style style:name="T49" style:family="text">
      <style:text-properties officeooo:rsid="00753114"/>
    </style:style>
    <style:style style:name="T50" style:family="text">
      <style:text-properties officeooo:rsid="0077157e"/>
    </style:style>
    <style:style style:name="T51" style:family="text">
      <style:text-properties officeooo:rsid="007a9e49"/>
    </style:style>
    <style:style style:name="T52" style:family="text">
      <style:text-properties officeooo:rsid="007baf00"/>
    </style:style>
    <style:style style:name="T53" style:family="text">
      <style:text-properties officeooo:rsid="007ce839"/>
    </style:style>
    <style:style style:name="T54" style:family="text">
      <style:text-properties officeooo:rsid="007e42f4"/>
    </style:style>
    <style:style style:name="T55" style:family="text">
      <style:text-properties officeooo:rsid="007edcda"/>
    </style:style>
    <style:style style:name="T56" style:family="text">
      <style:text-properties officeooo:rsid="007f3ab8"/>
    </style:style>
    <style:style style:name="T57" style:family="text">
      <style:text-properties officeooo:rsid="008231e6"/>
    </style:style>
    <style:style style:name="T58" style:family="text">
      <style:text-properties officeooo:rsid="0088c646"/>
    </style:style>
    <style:style style:name="T59" style:family="text">
      <style:text-properties officeooo:rsid="00897569"/>
    </style:style>
    <style:style style:name="T60" style:family="text">
      <style:text-properties officeooo:rsid="008b5959"/>
    </style:style>
    <style:style style:name="T61" style:family="text">
      <style:text-properties officeooo:rsid="0092d0b5"/>
    </style:style>
    <style:style style:name="T62" style:family="text">
      <style:text-properties officeooo:rsid="0094bcf4"/>
    </style:style>
    <style:style style:name="T63" style:family="text">
      <style:text-properties officeooo:rsid="0099adc3"/>
    </style:style>
    <style:style style:name="T64" style:family="text">
      <style:text-properties officeooo:rsid="009b8dc4"/>
    </style:style>
    <style:style style:name="T65" style:family="text">
      <style:text-properties officeooo:rsid="00a19a56"/>
    </style:style>
    <style:style style:name="T66" style:family="text">
      <style:text-properties officeooo:rsid="00a40783"/>
    </style:style>
    <style:style style:name="T67" style:family="text">
      <style:text-properties officeooo:rsid="00ab0a06"/>
    </style:style>
    <style:style style:name="T68" style:family="text">
      <style:text-properties officeooo:rsid="00ab4a18"/>
    </style:style>
    <style:style style:name="T69" style:family="text">
      <style:text-properties officeooo:rsid="00abfcea"/>
    </style:style>
    <style:style style:name="T70" style:family="text">
      <style:text-properties officeooo:rsid="00aee66e"/>
    </style:style>
    <style:style style:name="T71" style:family="text">
      <style:text-properties officeooo:rsid="00afc8cd"/>
    </style:style>
    <style:style style:name="T72" style:family="text">
      <style:text-properties officeooo:rsid="00b09429"/>
    </style:style>
    <style:style style:name="T73" style:family="text">
      <style:text-properties officeooo:rsid="00b13d01"/>
    </style:style>
    <style:style style:name="T74" style:family="text">
      <style:text-properties officeooo:rsid="00b72f50"/>
    </style:style>
    <style:style style:name="T75" style:family="text">
      <style:text-properties officeooo:rsid="00b79fd1"/>
    </style:style>
    <style:style style:name="T76" style:family="text">
      <style:text-properties officeooo:rsid="00bbf643"/>
    </style:style>
    <style:style style:name="T77" style:family="text">
      <style:text-properties officeooo:rsid="00bc5fa7"/>
    </style:style>
    <style:style style:name="T78" style:family="text">
      <style:text-properties officeooo:rsid="00bc6bde"/>
    </style:style>
    <style:style style:name="T79" style:family="text">
      <style:text-properties officeooo:rsid="00be058d"/>
    </style:style>
    <style:style style:name="T80" style:family="text">
      <style:text-properties officeooo:rsid="00bea2fa"/>
    </style:style>
    <style:style style:name="T81" style:family="text">
      <style:text-properties officeooo:rsid="00c269bc"/>
    </style:style>
    <style:style style:name="T82" style:family="text">
      <style:text-properties officeooo:rsid="00ca01b7"/>
    </style:style>
    <style:style style:name="T83" style:family="text">
      <style:text-properties officeooo:rsid="00cc936c"/>
    </style:style>
    <style:style style:name="T84" style:family="text">
      <style:text-properties officeooo:rsid="00ceb501"/>
    </style:style>
    <style:style style:name="T85" style:family="text">
      <style:text-properties officeooo:rsid="00d2d5c9"/>
    </style:style>
    <style:style style:name="T86" style:family="text">
      <style:text-properties officeooo:rsid="00d3a64d"/>
    </style:style>
    <style:style style:name="T87" style:family="text">
      <style:text-properties fo:font-style="normal" fo:font-weight="normal"/>
    </style:style>
    <style:style style:name="T88" style:family="text">
      <style:text-properties officeooo:rsid="00d9b88f"/>
    </style:style>
    <style:style style:name="T89" style:family="text">
      <style:text-properties officeooo:rsid="00dac6a8"/>
    </style:style>
    <style:style style:name="T90" style:family="text">
      <style:text-properties officeooo:rsid="00db40a6"/>
    </style:style>
    <style:style style:name="T91" style:family="text">
      <style:text-properties officeooo:rsid="00dcd7f8"/>
    </style:style>
    <style:style style:name="T92" style:family="text">
      <style:text-properties officeooo:rsid="00def02b"/>
    </style:style>
    <style:style style:name="T93" style:family="text">
      <style:text-properties officeooo:rsid="00e033c1"/>
    </style:style>
    <style:style style:name="T94" style:family="text">
      <style:text-properties officeooo:rsid="00e1bf06"/>
    </style:style>
    <style:style style:name="T95" style:family="text">
      <style:text-properties officeooo:rsid="00e37657"/>
    </style:style>
    <style:style style:name="T96" style:family="text">
      <style:text-properties officeooo:rsid="00e4b00c"/>
    </style:style>
    <style:style style:name="T97" style:family="text">
      <style:text-properties officeooo:rsid="00e6919d"/>
    </style:style>
    <style:style style:name="T98" style:family="text">
      <style:text-properties officeooo:rsid="00e71107"/>
    </style:style>
    <style:style style:name="T99" style:family="text">
      <style:text-properties officeooo:rsid="00e827aa"/>
    </style:style>
    <style:style style:name="T100" style:family="text">
      <style:text-properties officeooo:rsid="00e8f79e"/>
    </style:style>
    <style:style style:name="T101" style:family="text">
      <style:text-properties officeooo:rsid="00ea4017"/>
    </style:style>
    <style:style style:name="T102" style:family="text">
      <style:text-properties officeooo:rsid="00ebdbb1"/>
    </style:style>
    <style:style style:name="T103" style:family="text">
      <style:text-properties officeooo:rsid="0098a7df"/>
    </style:style>
    <style:style style:name="T104" style:family="text">
      <style:text-properties style:font-name="Liberation Serif" fo:font-size="13pt" style:font-size-asian="13pt" style:font-size-complex="13pt"/>
    </style:style>
    <style:style style:name="T105" style:family="text">
      <style:text-properties officeooo:rsid="00f10be9"/>
    </style:style>
    <style:style style:name="T106" style:family="text">
      <style:text-properties officeooo:rsid="00f22516"/>
    </style:style>
    <style:style style:name="T107" style:family="text">
      <style:text-properties officeooo:rsid="00f32247"/>
    </style:style>
    <style:style style:name="T108" style:family="text">
      <style:text-properties officeooo:rsid="00f48e1b"/>
    </style:style>
    <style:style style:name="T109" style:family="text">
      <style:text-properties officeooo:rsid="010d9060"/>
    </style:style>
    <style:style style:name="T110" style:family="text">
      <style:text-properties officeooo:rsid="0112c88d"/>
    </style:style>
    <style:style style:name="T111" style:family="text">
      <style:text-properties officeooo:rsid="0115c1e1"/>
    </style:style>
    <style:style style:name="T112" style:family="text">
      <style:text-properties officeooo:rsid="0119699b"/>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Eliot </text:p>
      <text:p text:style-name="P4">chauve </text:p>
      <text:p text:style-name="P4"/>
      <text:p text:style-name="P4"><text:tab/><text:tab/><text:tab/><text:tab/>Séquence 1 le malade imaginaire Molière </text:p>
      <text:p text:style-name="P4"/>
      <text:p text:style-name="P4"/>
      <text:p text:style-name="P5">Parcours associé : Spéctacle et comedie </text:p>
      <text:p text:style-name="P5">Objet d’étude : le Théatre</text:p>
      <text:p text:style-name="P5"/>
      <text:p text:style-name="P7">NOM : cyrano.<text:span text:style-name="T2">e</text:span>ducation </text:p>
      <text:p text:style-name="P1"><text:span text:style-name="T48">ID : </text:span><text:a xlink:type="simple" xlink:href="mailto:theatre@lycee-saintjust.fr" text:style-name="Internet_20_link" text:visited-style-name="Visited_20_Internet_20_Link"><text:span text:style-name="T104">theatre@lycee-saintjust.fr</text:span></text:a></text:p>
      <text:p text:style-name="P6"><text:span text:style-name="T1">MDP : cyrano</text:span> </text:p>
      <text:p text:style-name="P8">Argan → Le Malade imaginaire, parsonnage principale, <text:span text:style-name="T3">hypocondriaque </text:span></text:p>
      <text:p text:style-name="P8">Toinette : servante. <text:span text:style-name="T3">Fort caractère, s’oppose a argan, bon sens </text:span></text:p>
      <text:p text:style-name="P9">elle est l’alliée d’angélique. / <text:span text:style-name="T4">par rapport au autres valets </text:span></text:p>
      <text:p text:style-name="P9"/>
      <text:p text:style-name="P10">Angelique est une juene première (juene amoureuse)</text:p>
      <text:p text:style-name="P10">quiproquo sure l’identiter du promis </text:p>
      <text:p text:style-name="P10"/>
      <text:p text:style-name="P11">Béline : manipulatrice , intéréssée </text:p>
      <text:p text:style-name="P11"/>
      <text:p text:style-name="P11">→ Argent : relations sociales </text:p>
      <text:p text:style-name="P11"><text:s/>assoir le statut sociale d’argan qui est bourgois qui veille à gérer son bien </text:p>
      <text:p text:style-name="P11"/>
      <text:p text:style-name="P11">→ ?° du marige arrangé/forcé </text:p>
      <text:p text:style-name="P11">sentiment </text:p>
      <text:p text:style-name="P11"/>
      <text:p text:style-name="P11">→ Maladie, la mort </text:p>
      <text:p text:style-name="P11"/>
      <text:p text:style-name="P11">→ Médecine ; <text:span text:style-name="T5">critique des médecins qui sont interessés par l’argent, qui n’ont pas une démarche scientifique </text:span></text:p>
      <text:p text:style-name="P11"/>
      <text:p text:style-name="P12">Spectacle et comédie :</text:p>
      <text:p text:style-name="P12">Comique de geste, d’expression et situation. <text:span text:style-name="T6">Comique de caractère : argan est obsédeé a par la maladie </text:span></text:p>
      <text:p text:style-name="P12"/>
      <text:p text:style-name="P12"/>
      <text:p text:style-name="P13">jean Baptiste Poquelin (1622 – 1673) dit Molière <text:s/></text:p>
      <text:p text:style-name="P13">il voit sa mère mourire entourer de medecins, il en garde une profonde haint </text:p>
      <text:p text:style-name="P13">1643 il tombe amoureux d’une femme avec laquelle il va faire du theatre aux jeu de pomme</text:p>
      <text:p text:style-name="P14">il se fais prisogner a cause de ces noubreuse dettes <text:s/>par la suite il vont devenir theatre embulant (theatre de traiteaux)</text:p>
      <text:p text:style-name="P14">en 1658 il se fixe a paris, il rencontre corneille qui lui permet de rencontrer la cour </text:p>
      <text:p text:style-name="P14">il partage son premier th avec la comedia del arte, il va finir par s’installer au palais royal en 1661, il y restera jusqu’a sa mort, en 1662 il epouse Armande bejart la soeur de madelain (sa premier femme) </text:p>
      <text:p text:style-name="P14">en 1664 il ecrit tartuffe qui par la suite sera interdit, </text:p>
      <text:p text:style-name="P14">1673 il ecrirat sa dernière piece ( MI) et decede </text:p>
      <text:p text:style-name="P14"><text:soft-page-break/></text:p>
      <text:p text:style-name="P13">17e siècle </text:p>
      <text:p text:style-name="P13">honnête homme : </text:p>
      <text:p text:style-name="P13">→ morale </text:p>
      <text:p text:style-name="P13">→ sociale </text:p>
      <text:p text:style-name="P13">→ intellect</text:p>
      <text:p text:style-name="P13"/>
      <text:p text:style-name="P13"/>
      <text:p text:style-name="P15"><text:span text:style-name="T7">1) </text:span><text:span text:style-name="T8">Cléante s'introduit dans la maison d'Argan comme remplaçant du professeur de musique. En présence des Diafoirus père et fils </text:span><text:span text:style-name="T9">en plus de toinette, argan et sa fille</text:span></text:p>
      <text:p text:style-name="P16"><text:span text:style-name="T9">b</text:span><text:span text:style-name="T8">éralde est homniprésent </text:span><text:span text:style-name="T10">au troisièm acte </text:span></text:p>
      <text:p text:style-name="P15"><text:span text:style-name="T9">2) </text:span><text:span text:style-name="T8">ce sont des personnages intéressés (Monsieur Purgon) ou pédants et prétentieux (Monsieur Diafoirus et son fils). Molière se moque aussi de la médecine, art de l'incompétence qui se dissimule derrière de grands mots savants (« bradysepsie », « dyspepsie », etc.) : Toinette et même Argan se révèlent être de meilleurs médecins que les professionnels !</text:span></text:p>
      <text:p text:style-name="P18">3)</text:p>
      <text:p text:style-name="P18"/>
      <text:p text:style-name="P19">1p425</text:p>
      <text:p text:style-name="P20">Notes : </text:p>
      <text:p text:style-name="P21"><text:span text:style-name="T22">c</text:span>Registre : effet sur le spectateur </text:p>
      <text:p text:style-name="P22">genre : theatre / Roman / Essai / Poésie</text:p>
      <text:p text:style-name="P22">Type : naratif, descriptif, argumentatif, expressif </text:p>
      <text:p text:style-name="P23">comédie balais ( un pièce de theatre ou il y a des partis chanter / dancer </text:p>
      <text:p text:style-name="P142"/>
      <text:p text:style-name="P130">1)<text:span text:style-name="T20">l’histoire se déroule 4 ou 5 jours, </text:span><text:span text:style-name="T21">entre l’acte 1 et l’acte 2 il se passe une nuit. Il respecte l’unité de lieux car on se trouve chez argan </text:span></text:p>
      <text:p text:style-name="P130">2)situation initiale : et argan pas malade, argan pense être malade, situation finale : argan est guéri et devient médecin </text:p>
      <text:p text:style-name="P130">3)la femme d’argan est là par intérêt, argan fais semblant d’être <text:s/>mort, </text:p>
      <text:p text:style-name="P131">le faite de savoir jusqu’ou les medecins peuvent manipuler argan </text:p>
      <text:p text:style-name="P130">4) les personnages qui sont le plus présent sont Aragan, sa fille, toinette, <text:span text:style-name="T23">ils font parti d’un noeud d’action de plus argan est le personnage principale donc c’est normal qu’il soit très présent</text:span></text:p>
      <text:p text:style-name="P132">5)<text:span text:style-name="T24">ldeuxième intermede est introduit par des égipcien pour divertir argan, le troisième intermede est la situation final, argan devient medecin </text:span></text:p>
      <text:p text:style-name="P133">burlesque = tourne au ridicule <text:s text:c="10"/></text:p>
      <text:p text:style-name="P3"/>
      <text:p text:style-name="P17">sujet → objet </text:p>
      <text:p text:style-name="P17">argan → veut etre sogneé donc il marie sa fille T.D</text:p>
      <text:p text:style-name="P17"/>
      <text:p text:style-name="P17">opposants :</text:p>
      <text:p text:style-name="P17">Béline </text:p>
      <text:p text:style-name="P17">Cléante</text:p>
      <text:p text:style-name="P17">Toinette Angélique</text:p>
      <text:p text:style-name="P17">Béralde </text:p>
      <text:p text:style-name="P17"/>
      <text:p text:style-name="P17">Adjuvants</text:p>
      <text:p text:style-name="P17"><text:soft-page-break/>M.D</text:p>
      <text:p text:style-name="P17">T.D</text:p>
      <text:p text:style-name="P17">Purgon </text:p>
      <text:p text:style-name="P24"><text:tab/><text:tab/></text:p>
      <text:p text:style-name="P25">sujet :</text:p>
      <text:p text:style-name="P25">angélique <text:s/>→ <text:span text:style-name="T25">epouser cléante</text:span></text:p>
      <text:p text:style-name="P25"/>
      <text:p text:style-name="P26">Opposants</text:p>
      <text:p text:style-name="P26">Béline </text:p>
      <text:p text:style-name="P26">Argan</text:p>
      <text:p text:style-name="P26">+ D</text:p>
      <text:p text:style-name="P26"/>
      <text:p text:style-name="P26">adj</text:p>
      <text:p text:style-name="P26">Toinette</text:p>
      <text:p text:style-name="P26">cléante</text:p>
      <text:p text:style-name="P26">louison </text:p>
      <text:p text:style-name="P25"/>
      <text:p text:style-name="P25">A)</text:p>
      <text:p text:style-name="P25">« Un salon sa c’est élégant » on nous donne les éléments du décore de la scène </text:p>
      <text:p text:style-name="P25"/>
      <text:p text:style-name="P25">Au levé du rideau » on nous donnes des informations sur l’aspect physique et le contente sa allants s’assoirre sur le canapé</text:p>
      <text:p text:style-name="P25"/>
      <text:p text:style-name="P25">B)</text:p>
      <text:p text:style-name="P25">Les personnes sur scène sont firemin et marceline qui évoque aussi de marcline </text:p>
      <text:p text:style-name="P25"/>
      <text:p text:style-name="P25"/>
      <text:p text:style-name="P25">1p425</text:p>
      <text:p text:style-name="P25">A)</text:p>
      <text:p text:style-name="P25">B)les éléments dramatiques apportés sont que don Juan est rapporté à Elvire et que </text:p>
      <text:p text:style-name="P2"><text:span text:style-name="T11">C) sa personnalité le précède sur la scène ce il est le sujet du dialogue et ils disent que celui ci est </text:span><text:span text:style-name="T12">o</text:span><text:span text:style-name="T11"> </text:span><text:span text:style-name="T13"><text:line-break/>• </text:span><text:span text:style-name="Strong_20_Emphasis"><text:span text:style-name="T15">Acte 1</text:span></text:span><text:span text:style-name="T13"> : Argan se croit malade. Riche bourgeois, il est entouré de médecins et s'invente toutes sortes de maladies. D'un premier mariage, il a eu deux filles, la petite Louison et Angélique, qu'il souhaite marier à Thomas Diafoirus, médecin et fils de médecin. Mais Angélique aime Cléante et l'avoue à la servante Toinette. Béline, la seconde femme d'Argan, fait venir un notaire pour rédiger le testament de son mari. Pour hériter de la fortune d'Argan, elle aimerait voir les filles entrer au couvent. Toinette surprend la manœuvre et décide d'aider Angélique.</text:span></text:p>
      <text:p text:style-name="P129"><text:span text:style-name="T17">• </text:span><text:span text:style-name="Strong_20_Emphasis"><text:span text:style-name="T16">Acte 2</text:span></text:span><text:span text:style-name="T14"> : Cléante s'introduit dans la maison d'Argan comme remplaçant du professeur de musique. En présence des Diafoirus père et fils, et puisqu'une leçon de musique était prévue, Argan demande à Cléante et à Angélique de chanter. Ils se déclarent leur amour en le déguisant sous un air d'opéra. Mais Argan découvre la ruse, chasse le jeune homme et menace sa fille du couvent si elle refuse d'épouser Diafoirus. Béline dénonce la présence d'un jeune homme chez Angélique : en interrogeant la petite Louison, Argan devine qu'il s'agit de Cléante et il se lamente sur sa situation. Son frère Béralde arrive et lui propose un divertissement sous forme de danse.</text:span></text:p>
      <text:p text:style-name="P129"><text:soft-page-break/><text:span text:style-name="T17">• </text:span><text:span text:style-name="Strong_20_Emphasis"><text:span text:style-name="T16">Acte 3 </text:span></text:span><text:span text:style-name="T14"> : Béralde tente de parler à Argan de ses maladies imaginaires et lui conseille de se méfier des médecins. Il veut défendre les intérêts de sa nièce. Toinette se déguise en médecin pour essayer de dégoûter son maître de la médecine. Argan se fait passer pour mort et découvre la cupidité de sa femme (qu'il chasse) et la bonté de sa fille et de Cléante dont il accepte finalement le mariage. Enfin, sur le conseil de Béralde et de Toinette, il reçoit l'habit de docteur : c'est la cérémonie finale.</text:span></text:p>
      <text:p text:style-name="P18"/>
      <text:p text:style-name="P27">Correction devoir n°1</text:p>
      <text:p text:style-name="P27">I Rappel sur la methode </text:p>
      <text:p text:style-name="P27">→ soulignez les titres </text:p>
      <text:p text:style-name="P27">→ presentation de l’auteur, presentation de la pièce</text:p>
      <text:p text:style-name="P27">→ la situation de l’extrait : donnez les elements qui aides a la compréhantion </text:p>
      <text:p text:style-name="P27"><text:tab/>° Rappel de ce qui précède </text:p>
      <text:p text:style-name="P27"><text:tab/>° 1 phrase sur le prepos de la scène.</text:p>
      <text:p text:style-name="P27">→ Problématique → doivent se situer au niveau des enjeux litt et nom de l’intrigue </text:p>
      <text:p text:style-name="P27"><text:tab/>° Bilan</text:p>
      <text:p text:style-name="P27"><text:tab/>° oouverture </text:p>
      <text:p text:style-name="P27"/>
      <text:p text:style-name="P28">Vocabulaire : </text:p>
      <text:p text:style-name="P28">° Dire le contraire de ce qu’on pense = antiphase </text:p>
      <text:p text:style-name="P28">° La question oratoire /rétorique <text:s/></text:p>
      <text:p text:style-name="P29">° Un satyre = un pédophile </text:p>
      <text:p text:style-name="P27"/>
      <text:p text:style-name="P27">3 niveaux d’analyse </text:p>
      <text:p text:style-name="P27">° Identification des procédé </text:p>
      <text:p text:style-name="P27">° Interpretation, analyse </text:p>
      <text:p text:style-name="P27">° Analys du sens du text </text:p>
      <text:p text:style-name="P27"/>
      <text:p text:style-name="P27">Du baroque au classicisme</text:p>
      <text:p text:style-name="P27">a. Irrégularités et extravagances du théâtre baroque</text:p>
      <text:p text:style-name="P27">Le début du siècle est marqué par l’abondance de pièces dans lesquelles dominent farces et plaisanteries grivoises qui font du théâtre un art essentiellement populaire. L’excès semble la caractéristique principale du théâtre : la comédie ne bannit pas les grossièretés, la tragi-comédie (et en particulier les pièces d’Alexandre Hardy) ne recule devant aucun effet spectaculaire (rebondissements inattendus, mise en scène de l’horreur et de la violence), la pastorale multiplie les intrigues sentimentales compliquées.</text:p>
      <text:p text:style-name="P27">b. La mainmise de l'État sur le théâtre</text:p>
      <text:p text:style-name="P27">En 1624, l’arrivée au pouvoir de Richelieu, passionné de théâtre, va profondément modifier la place et le rôle du théâtre. Richelieu voit en effet dans le théâtre un instrument politique et un outil de cohésion nationale. Il développe alors une politique de mécénat en subventionnant les troupes de l’Hôtel de Bourgogne et en créant l’Académie française, en 1634.</text:p>
      <text:p text:style-name="P27"/>
      <text:p text:style-name="P27">Louis XIV, lui aussi féru de théâtre et plus encore de spectacles fastueux dans lesquels la danse, la musique et les machines contribuent à la magie théâtrale, poursuit la politique inaugurée par Louis XIII et Richelieu en créant la Comédie-Française en 1680.</text:p>
      <text:p text:style-name="P27"/>
      <text:p text:style-name="P27">Le théâtre, jusque là très populaire, devient un divertissement de plus en plusmondain. On <text:soft-page-break/>adapte alors les salles et le répertoire aux goûts de ce nouveau public : des loges sont créées, les grossièretés et extravagances sont exclues au nom de la bienséance et de la vraisemblance.</text:p>
      <text:p text:style-name="P27"/>
      <text:p text:style-name="P27">La mainmise de l'État sur le théâtre entraîne une réorganisation des salles et une spécialisation des troupes : la troupe de Molière se spécialise dans la comédie, celle du Marais dans le théâtre à machines et celle du Palais Royal, confié à la fin du siècle à Lully, dans l’opéra.</text:p>
      <text:p text:style-name="P27"/>
      <text:p text:style-name="P30">Chatier les moeurs par le rire </text:p>
      <text:p text:style-name="P30">l’ecriture classique est sobre organiser </text:p>
      <text:p text:style-name="P30"/>
      <text:p text:style-name="P31">lecture linéaire n°3 : Acte III, sc 8</text:p>
      <text:p text:style-name="P31"/>
      <text:p text:style-name="P31">presentation : cf L.L précédentes </text:p>
      <text:p text:style-name="P31">le fière d’A a réussi a obtenire que celui ci renvoie son médecin F auran. Purgan se dispute avec A a ce propos : le mariage d’ang. A T.D est compromis. Toinette a l’idée de se déguiser en medecin pour finir de le dégoutre A. de la medecine</text:p>
      <text:p text:style-name="P31"/>
      <text:p text:style-name="P32">Mouvements → Sc 8 : Toinette en medecin</text:p>
      <text:p text:style-name="P32"><text:tab/><text:tab/>–&gt; Sc 9 : Toinette en toinette</text:p>
      <text:p text:style-name="P32"><text:tab/><text:tab/>–&gt; Sc 10 : Toinette en medecin </text:p>
      <text:p text:style-name="P32"/>
      <text:p text:style-name="P32">Enjeux : comment la crédulité d’A participe au comique de la scène ? Ainsi que le déguisement de Toinette ? Comment cette sc est un éloge du th</text:p>
      <text:p text:style-name="P32"/>
      <text:p text:style-name="P33">1er mouvement toinette en medecin </text:p>
      <text:p text:style-name="P33"/>
      <text:p text:style-name="P33">toinette déguiser en medecin du theatre <text:span text:style-name="T26">dans le </text:span><text:s/>theate </text:p>
      <text:p text:style-name="P33">periphrase “mes petite services” /= “ toutes les sagnées, et les purgation” </text:p>
      <text:p text:style-name="P33">“offire connote qque chose de + </text:p>
      <text:p text:style-name="P34">“dont vous aurez besoin ‘</text:p>
      <text:p text:style-name="P35">retoure au ton famillier qaund argan voie toinette </text:p>
      <text:p text:style-name="P35">on a une première phrase qui repond sur le ton de la mondaniteret quand il voie toinette il revien a un ton familier avec “par ma foi” cette phrase montre que argan reconnait toinette </text:p>
      <text:p text:style-name="P35"/>
      <text:p text:style-name="P36"/>
      <text:p text:style-name="P37">Texte 3 : Acte II, scènes 8,9 et 10</text:p>
      <text:p text:style-name="P37"/>
      <text:p text:style-name="P38">scène 8</text:p>
      <text:p text:style-name="P37">replique 4 ‘’une commission à mon valet” → renvoie a un statut élever </text:p>
      <text:p text:style-name="P39">replique 5 “il est vrai que la ressemlance est tout a fait grande’’ → conséquence (A /= B</text:p>
      <text:p text:style-name="P39"><text:s/>mais = C)</text:p>
      <text:p text:style-name="P39">replique 6 ‘’ses sortes de choses’’ généralisation. Détourner l’attention d’Argan</text:p>
      <text:p text:style-name="P39">replique 7 ‘‘pour moi’’, argan doute et <text:span text:style-name="T27">(</text:span>réafirme son point de vue </text:p>
      <text:p text:style-name="P39"/>
      <text:p text:style-name="P40">scène 9</text:p>
      <text:p text:style-name="P40">replique 7 : longue didascalie qui soul la virtuosité de T (Toinette reprend son role de <text:soft-page-break/>servante </text:p>
      <text:p text:style-name="P40">replique 8 : ‘’comment ?’’ surprise d’argan qui ne la pas applée </text:p>
      <text:p text:style-name="P40">replique 9, 10 : 2 replique expliquent les 2 precedentes. Toinette mène le jeu </text:p>
      <text:p text:style-name="P40">replique 11 : justifie son retour sur scène et elle se <text:span text:style-name="T29">presente comme</text:span><text:span text:style-name="T28"> <text:s/>celle qui perçoit ma</text:span><text:span text:style-name="T29">l</text:span><text:span text:style-name="T28"> </text:span><text:span text:style-name="T29">(realité invertion comique)</text:span></text:p>
      <text:p text:style-name="P41">replique 12 : démarche rationelle, argan cherche a reprendre le controle </text:p>
      <text:p text:style-name="P41">replique 13 : l’illusion repose sur le jeu de toinette, toinette suggère qu’il y a 2 personnes</text:p>
      <text:p text:style-name="P41">replique 14 : Victoire de toinette sur argan. Argan commence a envisager qu’il y a 2 personne différent</text:p>
      <text:p text:style-name="P42">replique 15 : “j’ai lu’’ </text:p>
      <text:p text:style-name="P43">replique 16 : Argan tente a nouveau d’exrimer son opignon </text:p>
      <text:p text:style-name="P43"/>
      <text:p text:style-name="P38">scène 10</text:p>
      <text:p text:style-name="P38">réplique 1 : retour de formule de politesse hyperbolique </text:p>
      <text:p text:style-name="P38">replique 2 : argan accèpte les excuses de toinette en medecin et tombe dans son piège </text:p>
      <text:p text:style-name="P38">replique 3 : <text:span text:style-name="T30">toinette ne remet pas en cause la maladie d’argan, elle fais alusion a sa notoriété dans la medecine </text:span><text:s/><text:span text:style-name="T30">(2 hyperbole (des flattries / des moqueries))</text:span></text:p>
      <text:p text:style-name="P44">replique 4 : <text:span text:style-name="T31">argan se soumet et crois aux compètence de Toinette </text:span></text:p>
      <text:p text:style-name="P45">replique 5 : toinette détourne l’atention de argan en lui posant une question </text:p>
      <text:p text:style-name="P44"><text:span text:style-name="T31">replique 6 : argan se laisse entrainer sur la question de l’age </text:span><text:s/></text:p>
      <text:p text:style-name="P45">replique 7 : logique de la surenchère </text:p>
      <text:p text:style-name="P45">replique 8 : argan tombe dans le piège de toinette</text:p>
      <text:p text:style-name="P45">replique 9 : toinette fait de ce mensonge une de ses capaciter </text:p>
      <text:p text:style-name="P45">replique 10 : argan est naif et coirt au mensonge de toinette </text:p>
      <text:p text:style-name="P45"/>
      <text:p text:style-name="P45">Conclusion : </text:p>
      <text:p text:style-name="P46">ces scène sont non seulment comiques grace aux jeux virtuose de toinette et a la manipulation d’argan, elles sont également un éloge de la théatralité. En effet, toinette manifeste un evident plaisire du jeu, d’autre part, mouvement et language permetent ici d’interoger notre perception de réaliter né en moins la suite de la pièce prouvera qu’argan lui même devra endosser le rôle de medecin pour que son entourage ne souffre pas de sa monomanie</text:p>
      <text:p text:style-name="P46"><text:span text:style-name="T32">presenter l’oeuvre l’auteur, et dir trois arguments qui nous on donner envis de lire ce livre </text:span><text:s/></text:p>
      <text:p text:style-name="P46"/>
      <text:p text:style-name="P47">Béralde :</text:p>
      <text:p text:style-name="P47">incarne le bon sens. Acte II → Sc 9 parlde d’égal a égal à Argan car c’est son frère . C’est le port parole de Molière car il est a l’initiatve de la sc finale. <text:span text:style-name="T33">C’est un honnete homme </text:span></text:p>
      <text:p text:style-name="P48">Toinette :</text:p>
      <text:p text:style-name="P48">parle de fron. Elle répond a son maitre, elle se moque de lui <text:span text:style-name="T34">elle est source de sc de th dans le th. </text:span><text:span text:style-name="T35">Elle met en scène la mort de Argan. </text:span><text:span text:style-name="T36">Elle ocupe le role de la servant qui défand l’interet des jeunes gens. Toinette est aussi le port parole de molière mais pas aussi rationnelle que berald</text:span><text:span text:style-name="T37">e.</text:span></text:p>
      <text:p text:style-name="P49">Argan: </text:p>
      <text:p text:style-name="P49">il est naif par rapport a la medecinne </text:p>
      <text:p text:style-name="P49"/>
      <text:p text:style-name="P50">Plan de commentaire :</text:p>
      <text:p text:style-name="P50">I ] La satire des medecin : le comportement de T.D</text:p>
      <text:p text:style-name="P50"><text:tab/>1) un langage soutenue mais dénudé de naturalité</text:p>
      <text:p text:style-name="P50"><text:soft-page-break/><text:tab/>2) <text:span text:style-name="T39">les medecins </text:span><text:span text:style-name="T40">d</text:span>es incapable au quotidien</text:p>
      <text:p text:style-name="P50"><text:tab/>3) incapable de s’adapter en medecine et au quotidien</text:p>
      <text:p text:style-name="P50">II ] La vision exterieur des autres personnages </text:p>
      <text:p text:style-name="P50"><text:tab/>1) Argan et sa maladie imaginaire</text:p>
      <text:p text:style-name="P50"><text:tab/>2) Toinette et son jeu d’ironie</text:p>
      <text:p text:style-name="P50"><text:tab/>3) M. Diafoirus et son lien avec son fils</text:p>
      <text:p text:style-name="P50"/>
      <text:p text:style-name="P50">Intro : Cette pièce a été écrit et réaliser par jean baptiste poquelin plus connue sous le nom de molière au XVII siècle. <text:s/>Cette oeuvre sera la dernière après une grande série d’oeuvre représenter a la cours comme au théatre. Molière écrit cette pièce alors qu’il se sais bientot mort. Il décède durant une des ces intervention sur scène. L’histoire nous parles d’u<text:span text:style-name="T38">ne vielle personne</text:span> riche appeler Argan se penssant etre malade d’ou le nous du livre le malade imaginaire. <text:span text:style-name="T38">Argan a deux fille, l’une appeler angélique et l’autre lison. Il veut marier angélique a Thomas Diafoirus </text:span><text:s/><text:span text:style-name="T38">un médecin pour ne pas payer ses médicament, mais elle angélque sait déja avec qui elle veut se marier…</text:span></text:p>
      <text:p text:style-name="P50"/>
      <text:p text:style-name="P51">nommé la pièce avant de la cité </text:p>
      <text:p text:style-name="P52">I ] le comique de la scène </text:p>
      <text:p text:style-name="P52">1) un personnage ridicule, didascalie + infeantilisation</text:p>
      <text:p text:style-name="P52">2) qui apparait décalé par rapport a la réalité : quiproquo, aucune faculté d’adaptation</text:p>
      <text:p text:style-name="P52">3) intervention de toinette qui souligne la stupiditer et qui explique la dimension critique</text:p>
      <text:p text:style-name="P52"/>
      <text:p text:style-name="P52">II ] La portée critique de la scène </text:p>
      <text:p text:style-name="P52">1) la place d’angélique : ne parle pas, dernière a qui on s’adresse</text:p>
      <text:p text:style-name="P52">2) la formalisme social</text:p>
      <text:p text:style-name="P52">3) la paradoxe d’un language amoureux qui n’est pas sincère</text:p>
      <text:p text:style-name="P52"/>
      <text:p text:style-name="P53">introduction </text:p>
      <text:p text:style-name="P53">Le XVIIE siècle vois le genre théatral s’épanouir, notamment grace a l’appui de Louis XIV qui en est un fervant admirateur. Molière a bénéficieé de la protection du roi pour qui il écrit <text:span text:style-name="T41">une dernière </text:span></text:p>
      <text:p text:style-name="P53"/>
      <text:p text:style-name="P54">II] La comédie </text:p>
      <text:p text:style-name="P54"/>
      <text:p text:style-name="P54"><text:tab/>I le couple mâitre – valet </text:p>
      <text:p text:style-name="P54"><text:tab/>affrontement, sur l’ordre de la chamaillerie, mais argan a besoin de toinette, besoin de ses soins, services. Reel lien entre ces 2 la. Toinette domine souvant les scène par son language, ses mouvement et elle a du mal a résonner argan. C’est toinette qui a a proposer à argan de faindre la mort pour connaitre les vrais sentiment de son en tourage </text:p>
      <text:p text:style-name="P54"/>
      <text:p text:style-name="P54"><text:tab/><text:span text:style-name="T42">II le comique </text:span></text:p>
      <text:p text:style-name="P53"><text:tab/><text:span text:style-name="T42">comique de situation : </text:span><text:span text:style-name="T43">quiproquo /idt du fiencé. T en médecin burlesque </text:span></text:p>
      <text:p text:style-name="P55">quiproquo avec béline </text:p>
      <text:p text:style-name="P55"/>
      <text:p text:style-name="P55"><text:tab/><text:span text:style-name="T44">III la satire des medecins </text:span></text:p>
      <text:p text:style-name="P55"><text:tab/><text:span text:style-name="T44">la satire de la medecine est au centre de la pièce. Medecins incompetents voire idiots. </text:span><text:span text:style-name="T45">Satire des médecins repose sur leur rapport a la réalité.</text:span></text:p>
      <text:p text:style-name="P56"/>
      <text:p text:style-name="P57"><text:soft-page-break/>3. M.I, un éloge du théatre ?</text:p>
      <text:p text:style-name="P58">Autocitation de Molière </text:p>
      <text:p text:style-name="P58">Intermeds, de nombreuses sc de th dans le th (argan mort, Toinnette medecin)</text:p>
      <text:p text:style-name="P58">de très nombreuse scène de mise en abyme. <text:span text:style-name="T46">Le th ne guérit pas mais permet de trouver des solution</text:span><text:span text:style-name="T47">s </text:span></text:p>
      <text:p text:style-name="P58"/>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Grammaire</text:p>
      <text:p text:style-name="P60"/>
      <text:p text:style-name="P60">I. La question de grammaire à l’oral du bac</text:p>
      <text:p text:style-name="P62"/>
      <text:p text:style-name="P62">→ question qui porte sur une phrase ou une proposition tirée du texte donner en L.L</text:p>
      <text:p text:style-name="P62"><text:tab/>ex : Analisez l’intérogation ‘’elle n’y consentira point’’</text:p>
      <text:p text:style-name="P62"/>
      <text:p text:style-name="P62">→ On répond brièvement à la question (2mn maximum après la L.L</text:p>
      <text:p text:style-name="P62"/>
      <text:p text:style-name="P62">→ On ne consacre pas plus de 5 minutes a la prépation de la question de grammaire </text:p>
      <text:p text:style-name="P62"/>
      <text:p text:style-name="P62">→ elle porte sur une notion étudiée en 2nde ou en 1ère </text:p>
      <text:p text:style-name="P62"/>
      <text:p text:style-name="P61">II. Le programme de la 2nd et de la 1er</text:p>
      <text:p text:style-name="P62"/>
      <text:p text:style-name="P62">→ 2nde :</text:p>
      <text:p text:style-name="P62"><text:tab/><text:span text:style-name="T50">° </text:span>Accords S.V</text:p>
      <text:p text:style-name="P62"><text:tab/><text:span text:style-name="T50">° </text:span>Accords dans le groupe nominal</text:p>
      <text:p text:style-name="P62"><text:tab/><text:span text:style-name="T50">° </text:span>La structure de la phrase </text:p>
      <text:p text:style-name="P62"><text:tab/><text:span text:style-name="T50">° </text:span>Les propositions sub relative </text:p>
      <text:p text:style-name="P62"><text:tab/><text:span text:style-name="T50">° </text:span>Modèle et temps</text:p>
      <text:p text:style-name="P62">→ 1ère :</text:p>
      <text:p text:style-name="P62"><text:tab/><text:span text:style-name="T50">° </text:span>L’intérogation</text:p>
      <text:p text:style-name="P62"><text:tab/><text:span text:style-name="T50">° </text:span>La négative</text:p>
      <text:p text:style-name="P62"><text:tab/><text:span text:style-name="T50">° </text:span>Les subordonées <text:span text:style-name="T49">conjonctive et circonstancielles</text:span></text:p>
      <text:p text:style-name="P62"/>
      <table:table table:name="Table1" table:style-name="Table1">
        <table:table-column table:style-name="Table1.A" table:number-columns-repeated="3"/>
        <table:table-row table:style-name="TableLine94367624133728">
          <table:table-cell table:style-name="Table1.A1" office:value-type="string">
            <text:p text:style-name="P140"/>
          </table:table-cell>
          <table:table-cell table:style-name="Table1.A1" office:value-type="string">
            <text:p text:style-name="P141">Sens générale </text:p>
          </table:table-cell>
          <table:table-cell table:style-name="Table1.C1" office:value-type="string">
            <text:p text:style-name="P141">Sens littéraire </text:p>
          </table:table-cell>
        </table:table-row>
        <text:soft-page-break/>
        <table:table-row table:style-name="TableLine94367624948528">
          <table:table-cell table:style-name="Table1.A2" office:value-type="string">
            <text:p text:style-name="P141">romantique</text:p>
          </table:table-cell>
          <table:table-cell table:style-name="Table1.A2" office:value-type="string">
            <text:p text:style-name="P141">Sentiment </text:p>
          </table:table-cell>
          <table:table-cell table:style-name="Table1.C2" office:value-type="string">
            <text:p text:style-name="P141">Mouvement littéraire 19e</text:p>
          </table:table-cell>
        </table:table-row>
        <table:table-row table:style-name="TableLine94367624668944">
          <table:table-cell table:style-name="Table1.A2" office:value-type="string">
            <text:p text:style-name="P141">Classique </text:p>
          </table:table-cell>
          <table:table-cell table:style-name="Table1.A2" office:value-type="string">
            <text:p text:style-name="P141">habituel</text:p>
          </table:table-cell>
          <table:table-cell table:style-name="Table1.C2" office:value-type="string">
            <text:p text:style-name="P141">Mouvment classicisme 17</text:p>
          </table:table-cell>
        </table:table-row>
        <table:table-row table:style-name="TableLine94367624672432">
          <table:table-cell table:style-name="Table1.A2" office:value-type="string">
            <text:p text:style-name="P141">Dramatique </text:p>
          </table:table-cell>
          <table:table-cell table:style-name="Table1.A2" office:value-type="string">
            <text:p text:style-name="P141">grave</text:p>
          </table:table-cell>
          <table:table-cell table:style-name="Table1.C2" office:value-type="string">
            <text:p text:style-name="P141">Theatral</text:p>
            <text:p text:style-name="P141"/>
          </table:table-cell>
        </table:table-row>
      </table:table>
      <text:p text:style-name="P62"/>
      <text:p text:style-name="P62"/>
      <text:p text:style-name="P63">les 4 vincuer des la france (la russie, la prusse, l’autruche, le royaume Uni) se réunissent en congrè a vienne de 181’ à 1815 pour redessiné la carte de l’europe et décider de son sort, ils obitennent de grands avantages térriroriaux comme la russie en plogne et l’autriche en italie. <text:span text:style-name="T51">La Sainte Alliance est créer entre autrichiens, prussiens et russes pour défandre le christianisme et l’ancien <text:s/>régime </text:span><text:span text:style-name="T52">et lutter contre es idées révolutionnaire.</text:span><text:span text:style-name="T53">l’angletaire les rejoint dans la quadruple Alliance la france est isolé diplomatiquement tant dis que les peuples ne voient pas leurs drois respecter comme les bèlge qui sont ‘’donnée’’ aux pays bas</text:span></text:p>
      <text:p text:style-name="P63"/>
      <text:p text:style-name="P64">II] La monarchie constitutinelle en France (1815 – 1848 )</text:p>
      <text:p text:style-name="P64">A) La restoration (1915 – 1830)</text:p>
      <text:p text:style-name="P64"/>
      <text:p text:style-name="P65">en 1815 la france est diriger par louis XVIII le frère de louis XVI. Pragmatique il décide de mettre en place une monarchie constitutionelle baser sur la charte constitutionelle de 1814 : ce texte de règle précise l’organisation des povoirs en france. <text:span text:style-name="T54">Le roi reconnait les grands principes révolutionnaire (libertés, égalité devant la lois) et le partage des pouvoir. </text:span><text:span text:style-name="T55">Une assamblé elu la chambre des déutés </text:span><text:span text:style-name="T56">(avec surfage sincitaire stricte) <text:s/>votent les lois et le budjet avec une chambre des pairs</text:span></text:p>
      <text:p text:style-name="P67">le roi reste chef du pouvoirs executif, commande l’armé et a l’iniciative des lois </text:p>
      <text:p text:style-name="P66"/>
      <text:p text:style-name="P66"><text:span text:style-name="T57">louis XVIII meurt en 1824 et son frère prend la succetion </text:span><text:span text:style-name="T56"><text:s/></text:span><text:span text:style-name="T55"><text:s/></text:span></text:p>
      <text:p text:style-name="P66"/>
      <text:p text:style-name="P68">c’est la suite du texte de la satire des medecins </text:p>
      <text:p text:style-name="P68">deux amis appartenent a un millieu bourgois </text:p>
      <text:p text:style-name="P68">mouvement 1 : “ne faites donc […] tu as le temps”</text:p>
      <text:p text:style-name="P68">mouvement 2 : “oh ! la la […] non non” la mom<text:span text:style-name="T58">e</text:span> se manifeste </text:p>
      <text:p text:style-name="P68">mouvement 3 : “gabriel gabriel […]” la mom se manifeste zet se fais passer pour une vièrge </text:p>
      <text:p text:style-name="P68"/>
      <text:p text:style-name="P68"/>
      <text:p text:style-name="P69">mouvement 1 :</text:p>
      <text:p text:style-name="P70">mouvement 2 : </text:p>
      <text:p text:style-name="P70">vers 10 : la mome est cachée, <text:span text:style-name="T59">elle fait entendre sa voix → montée de la tention dramatique </text:span></text:p>
      <text:p text:style-name="P71">vers 11 : petypon et est surprit → changement de ton </text:p>
      <text:p text:style-name="P71">vers 12 : la mome se moque de la situation et s’impatience </text:p>
      <text:p text:style-name="P72">vers <text:span text:style-name="T60">13, 14, 15 : petypon et mongicourt sont géné (onomatopées) il font du bruit pour pas que la mome se face démasquer </text:span></text:p>
      <text:p text:style-name="P73">vers 16 : elle fait preuve d’autorité </text:p>
      <text:p text:style-name="P74">vers 17 : les repports de force ont changer c’est Madame petypon qui dirige </text:p>
      <text:p text:style-name="P75">vers 18, 19 petypon et mongicourt nie la verité </text:p>
      <text:p text:style-name="P75">vers 20 : madame petypon fait un constat</text:p>
      <text:p text:style-name="P75">vers 21 : affolement </text:p>
      <text:p text:style-name="P76">mouvement 3 : </text:p>
      <text:p text:style-name="P76"><text:soft-page-break/>vers 22 : la mome joue le role d’une stainte. <text:span text:style-name="T61">Ronpt la logique de la dissimulation </text:span></text:p>
      <text:p text:style-name="P77">vers 23 : affolment avec un mouvement en arrière </text:p>
      <text:p text:style-name="P77">vers 24 : ses mots font echo avec les répliques 1 et 3 elle pense que c’est saint catrine</text:p>
      <text:p text:style-name="P78">ver<text:span text:style-name="T62">s</text:span> 25 : <text:span text:style-name="T62">il ne sait plus quoi faire, il s’interpose </text:span></text:p>
      <text:p text:style-name="P79">vers 26 : theatralisation </text:p>
      <text:p text:style-name="P78"><text:span text:style-name="T62">vers 27 : fedo pousse la comedie a son maximum en trenseforment la mome en sainte catrine </text:span><text:s/></text:p>
      <text:p text:style-name="P69"><text:tab/></text:p>
      <text:p text:style-name="P69"/>
      <text:p text:style-name="P80">Un paradoxe : affirmation contraire aux idées reçues </text:p>
      <text:p text:style-name="P80">→ Un ft, un événement qui a des conséquences contraires a celles attendues</text:p>
      <text:p text:style-name="P80"/>
      <text:p text:style-name="P80"/>
      <text:p text:style-name="P81"><text:span text:style-name="T103">I</text:span>ntroduction : Guillaume Gallienne né le 8 février 1972 à Neuilly-sur-Seine, <text:span text:style-name="T63">dramaturge comptemporain evoque sa famille en particulier sa mère dans cette extrait il evoque tout dabord</text:span>, en 2008 il joue pour la première fois son on man show « les garçons et Guillaume à table » une comédie. Dans ce texte Guillaume nous parle des relations avec ca mere.</text:p>
      <text:p text:style-name="P130"/>
      <text:p text:style-name="P134">Problématique : </text:p>
      <text:p text:style-name="P134"/>
      <text:p text:style-name="P130">Premier mouvement : Guillaume <text:span text:style-name="T64">evoque la façon de sa mère de répondre au téléphone, c’est une façon de drésser un portrait de sa mère </text:span></text:p>
      <text:p text:style-name="P130"/>
      <text:p text:style-name="P130">Deuxième mouvement :Guillaume parle des réactions de sa mère par rapport au froid et au chaud</text:p>
      <text:p text:style-name="P130"/>
      <text:p text:style-name="P135">en conclusion : dans cette extrait de one man show gallienne parvient a incarner sa mère en evoquant sa façon de parler et en l’imitant. <text:span text:style-name="T65">Il en fait un caractère comique, celui d’une grande bourgeoise versatile (qui change d’hummeur) mais il éxprime également la force de son amour pour elle. Elle aparait comme l’origine de sa vocation théatrale dans le désir qu’il a de l’imiter <text:s/></text:span></text:p>
      <text:p text:style-name="P136">ce one man show témoigne donc de la diversiter des formes de la comédie et comment la parole peut suffire a créer du spéctacle. <text:s/></text:p>
      <text:p text:style-name="P82"/>
      <text:p text:style-name="P82"/>
      <text:p text:style-name="P83">THESE : La fin du malade imaginaire est gaie et virevoltante <text:s/></text:p>
      <text:p text:style-name="P83">ANTITHESE : Mais est tout autant profondement pessimiste </text:p>
      <text:p text:style-name="P84">SYNTHESE : <text:span text:style-name="T66">Donc</text:span> la fin du malade imaginaire est </text:p>
      <text:p text:style-name="P84"/>
      <text:p text:style-name="P85">THESE : la fin du M.I est paradoxale car elle est gaie dans la forme et qu’elle comporte certains éléments de pessimisme</text:p>
      <text:p text:style-name="P85">ANTITHESE : mais la fin comporte aussi des éléments positifs porteur d’une vision négative que ne le suggère le sujet</text:p>
      <text:p text:style-name="P85">SYNTHESE : Le texte est plus une réflexion sur la nature humaine sur son caractère immuale, sur l’influence du théatre un vison figée sur ses sujets </text:p>
      <text:p text:style-name="P85"/>
      <text:p text:style-name="P86">Argument : </text:p>
      <text:p text:style-name="P85"/>
      <text:p text:style-name="P84"><text:soft-page-break/></text:p>
      <text:p text:style-name="P87">satire des medecins | grotesque burlesque la façon pour argan de devenir medecin | synthèse </text:p>
      <text:p text:style-name="P87"/>
      <text:p text:style-name="P87">Beline à été démasquée |</text:p>
      <text:p text:style-name="P87"/>
      <text:p text:style-name="P87"><text:span text:style-name="T67">re</text:span>toure de l’équilibre familiale | reconciliations père / fille | Antithèse</text:p>
      <text:p text:style-name="P88">Reflexion sur la nature et celle de l’humain en particulier | </text:p>
      <text:p text:style-name="P88"/>
      <text:p text:style-name="P88"/>
      <text:p text:style-name="P88">I ] </text:p>
      <text:p text:style-name="P88">1 ) Fin virvoltante</text:p>
      <text:p text:style-name="P88">2 ) Argan qui ne change </text:p>
      <text:p text:style-name="P88">3 ) </text:p>
      <text:p text:style-name="P88"/>
      <text:p text:style-name="P88">II ] </text:p>
      <text:p text:style-name="P88">1 ) Mariage </text:p>
      <text:p text:style-name="P88">2 ) <text:span text:style-name="T69">Hypocrisie démasquée</text:span></text:p>
      <text:p text:style-name="P88">3 ) Retour a l’or<text:span text:style-name="T71">d</text:span>re familial </text:p>
      <text:p text:style-name="P88"/>
      <text:p text:style-name="P89">Dans l’oeuvre Beline était la femme d’argan, o<text:span text:style-name="T73">b</text:span>céder par son argant. En effet, beline était prête a tout pour obtenir l’éritage d’Argan sans ne rien laisser a <text:span text:style-name="T73">ses filles</text:span><text:span text:style-name="T72">,</text:span> même si elle doit briser les liens qui les unis. Cette situation <text:span text:style-name="T72">inspirait une certain tention au sein des membres de la familles et avait tendence a fragiliser les liens famillaux qui les unissaient. Forte heureusement Beline se fut piéger et démasquer. En effet, beline se faisant démasquer les tentions et les désacords entre les membres de la famille disparéssaient se qui rétablie l’ordre familial. </text:span></text:p>
      <text:p text:style-name="P88"/>
      <text:p text:style-name="P88">III ] Synthèse : Une reflexion qui depasse la question de l’optimisme et du pessimisme </text:p>
      <text:p text:style-name="P88"/>
      <text:p text:style-name="P88">1 ) Satire de medecins</text:p>
      <text:p text:style-name="P88">2 ) <text:span text:style-name="T68">La question de la nature</text:span></text:p>
      <text:p text:style-name="P90">3 ) Reflexion sur les pouvoirs du théatre</text:p>
      <text:p text:style-name="P90"/>
      <text:p text:style-name="P91">Exercice 1 page 526</text:p>
      <text:p text:style-name="P92">On peut voir que le juene poète, loin de proposer des poèmes uniformes, en effet l’auteur varie le ton de ses poèmes. On peut ainsi remarquer que l’eventail des registres. Il <text:span text:style-name="T70">vas du </text:span>lyrisme qui célèbre l’accord de l’âme et de la nature, comme dans “Sensation”, où il <text:span text:style-name="T70">écrit : </text:span><text:s/>“Par les soirs bleus d’été, j’irais dans les sentiers par les blés, fouler l’herbe menue” j’usqu’a la satire ironique dans “L’éclatante victoire de Sarrebruck” <text:span text:style-name="T70">ou il se moque de napoléon III en le définicent comme un Empereur “dans une apothéose/Bleue et jaune, s’en va, rapide, sur son dada <text:s text:c="2"/></text:span></text:p>
      <text:p text:style-name="P92"/>
      <text:p text:style-name="P92"/>
      <text:p text:style-name="P93">Exercice 1 p 535</text:p>
      <text:p text:style-name="P96">introduction 1 : <text:span text:style-name="T78">pas de phrase d’aproche, </text:span>il ne faut pas chiffre les parties avec des chiffres romains, les parties doivent être dans leur continuiter. Le titre entre parenthèse devrait être insérer dans l’intro. Il recopie trop le sujet, il devrait syntétiser.</text:p>
      <text:p text:style-name="P96"/>
      <text:p text:style-name="P96"><text:soft-page-break/><text:tab/>Cyranno de bergerac a été publier en 1897, Edemond rostand a écrit un des succès dtheatraux les plus retentissent au XIXe siècle, le texte est rédiger en alexendrain. <text:span text:style-name="T76">La pièce attire les spéctateurs grace a son </text:span><text:span text:style-name="T78">romantique</text:span><text:span text:style-name="T76"> mais aussi par l’émouvente sensibilité de la parole du protagoniste cyranno.</text:span></text:p>
      <text:p text:style-name="P96"/>
      <text:p text:style-name="P94">introduction 2 : <text:span text:style-name="T78">on ne sait pas de quelle oeuvre il parle, pas de phrase d’acroche, pas de présentation d’auteur et d’oeuvre </text:span></text:p>
      <text:p text:style-name="P94"/>
      <text:p text:style-name="P94">baudelaire un ecrivain du 19 siècle , en 1857 il publie le receuil que nous étudions puis modifie <text:span text:style-name="T78">a</text:span> la suite d’un procès en 1861. </text:p>
      <text:p text:style-name="P95">Baudelaire met-il bien en question la modernité urbaine dans <text:s/><text:span text:style-name="T74">ce </text:span>rece<text:span text:style-name="T75">u</text:span>il ? Nous commancerons par étudier les représentation de la ville </text:p>
      <text:p text:style-name="P95"/>
      <text:p text:style-name="P97">Exercice 1 p 537 </text:p>
      <text:p text:style-name="P97">a) résumer et répondre a la question et énnoncer son opposer avec la thèse et son antithèse ainsi que la synthèse posent qqchose au -dessu du sujet </text:p>
      <text:p text:style-name="P97"/>
      <text:p text:style-name="P97">b) baucoup de parenthèse, Elargissement très cours et gardant une idée du sujet, il ne faut pas mettre ‘’nous allons doné….” sauts de ligne suffisant </text:p>
      <text:p text:style-name="P97"/>
      <text:p text:style-name="P97"/>
      <text:p text:style-name="P97"/>
      <text:p text:style-name="P98">Introduction : Molière est un dramaturge du XVI<text:span text:style-name="T80">I</text:span>e siècle difusant les idées du classicisme. En <text:span text:style-name="T79">1673</text:span> il sort une pièce de theatre, le malade imaginaire. Un critique énnonce que la fin du malade imaginaire est virvoltante mais profondement pessimiste sur la nature humaine.</text:p>
      <text:p text:style-name="P98">La fin du malade imaginaire est elle seulement garante d’une réflexion pessimiste sur la nature humaine ? Certes, le denoument est porteure d’un message pessimiste sur la nature humaine mais elle contient aussi des éléments heureux. Puis, ce texte est une réflexion sur la nature humaine au caractère immuable ou non.</text:p>
      <text:p text:style-name="P98"/>
      <text:p text:style-name="P96">Conclusion : en guis de conclusion, nous observons un paradoxe entre l’aspect gaie de la fin du malade imaginaire et les réflexions <text:span text:style-name="T77">profondément pessimiste </text:span>sur la nature humaine. <text:span text:style-name="T81">On trouve cette même expression </text:span></text:p>
      <text:p text:style-name="P96"/>
      <text:p text:style-name="P99"/>
      <text:p text:style-name="P99"/>
      <text:p text:style-name="P99"/>
      <text:p text:style-name="P99"/>
      <text:p text:style-name="P100">Au moyen age la fin amor est crée, c’est un amour courtois que l’homme a pour la femme. Les lais sont les ancètre des nouvelles.</text:p>
      <text:p text:style-name="P101">A la fin du moyen age un mouvement se forme, l’Humanism<text:span text:style-name="T84">e</text:span>, ce mouvemet <text:span text:style-name="T82">literaire </text:span>est composer par les auteurs qui souhaitent retrouver la <text:span text:style-name="T82">façon de panser des auteurs </text:span>antiques, a l’époque de l’antiquité ces texte etaitent écrit en latins. <text:span text:style-name="T82">l’humanism C’est une interrogation sur la place de l’homme dans le monde qui recherche un équilibre en des valeurs individuelle et des valeurs collective .</text:span></text:p>
      <text:p text:style-name="P101"><text:span text:style-name="T83">Dans l’humanism</text:span><text:span text:style-name="T84">e </text:span><text:span text:style-name="T83">les thèmes aborder son l’éducation, la paix, l’armonie social, le savoir, corps et pensée gréco latine</text:span> Rabelais er Didier Erasme font partie des auteurs les plus connue a cette, ils faisaient partie des humaniste. <text:span text:style-name="T84">On peut dire que l’humanisme interoge la </text:span><text:soft-page-break/><text:span text:style-name="T84">place de l’homme dans l’univers. </text:span><text:span text:style-name="T85">L’Utopie est une veine litteraire c’est la représentation d’un lieu idéal qui n’éxiste pas. </text:span><text:span text:style-name="T86">Cette veine a été créer par Thomas More </text:span></text:p>
      <text:p text:style-name="P99">Erasme travaille sur l’interprétation biblique. </text:p>
      <text:p text:style-name="P99"/>
      <text:p text:style-name="P99"/>
      <text:p text:style-name="P99"/>
      <text:p text:style-name="P99"/>
      <text:section text:style-name="Sect1" text:name=":n5">
        <text:section text:style-name="Sect1" text:name=":n4">
          <text:p text:style-name="P145">On voit la relents démonstrative du prologue par I' u<text:span text:style-name="T88">t</text:span>ilisation d<text:span text:style-name="T88">e</text:span><text:span text:style-name="T89">s mots “c’est pourquoi” et </text:span>vou et la précision et comment oppelver le livre et son contenu</text:p>
          <text:p text:style-name="P145"/>
          <text:p text:style-name="P143">Le livre est comparé métaphoriquement au chact des</text:p>
          <text:p text:style-name="P145"/>
          <text:p text:style-name="P143">- Il fait allusion en évoquant le fait que certa<text:span text:style-name="T88">in</text:span> él<text:span text:style-name="T88">é</text:span>mente l<text:span text:style-name="T88">irique qui ne sont </text:span>pas ordinaire et de l'ordre de to pervarters. Il parle aus de amatiere joyeuses mont<text:span text:style-name="T88">r</text:span>ant le j<text:span text:style-name="T88">e</text:span>u du comique.</text:p>
          <text:p text:style-name="P145"/>
          <text:p text:style-name="P143">Il met en valeur le sérieux de l'œuvre en ra<text:span text:style-name="T90">p</text:span>elent de bien évaluer le contenu du livre, l'irker- preter attentivement et précisément en passault an den de to plaisenters et du comm<text:span text:style-name="T90">i</text:span>que pour trouver, I qui est caché derrière le propos</text:p>
          <text:p text:style-name="P145"/>
          <text:p text:style-name="P145"><text:span text:style-name="T18">© 10 © II capte l'attention du lecteur en posant </text:span><text:span text:style-name="T19">des</text:span><text:span text:style-name="T18"> question</text:span><text:span text:style-name="T19">s</text:span><text:span text:style-name="T18"> pour </text:span><text:span text:style-name="T19">le </text:span><text:span text:style-name="T18">pousser </text:span><text:span text:style-name="T19">a la</text:span><text:span text:style-name="T18"> réflexion.</text:span></text:p>
          <text:p text:style-name="P145"/>
          <text:p text:style-name="P144">• <text:span text:style-name="T87">Le texte est comparé à each de laval (deboucher une Loukeille 57, aut chith combout sur un as a moelle ») et aus comparé à une fatalits, J'effet cui est une nécessité à lire le livre cas on y est identifié et que cela devait être</text:span></text:p>
          <text:p text:style-name="P145"/>
          <text:p text:style-name="P143">2. E ch. lex utiles est celui du soin et de l'eff cacité. Elle est mise en valeur per l'aument</text:p>
          <text:p text:style-name="P143"/>
          <text:p text:style-name="P143">de<text:span text:style-name="T91">s</text:span> actions du chien où I est tire évoqué que l'as lex de l'efficacit</text:p>
          <text:p text:style-name="P146"/>
          <text:p text:style-name="P143">Il est mis en valeur p<text:span text:style-name="T91">a</text:span>r la compar<text:span text:style-name="T91">és</text:span>o<text:span text:style-name="T91">n</text:span> <text:span text:style-name="T91">d</text:span>e l'oeu<text:span text:style-name="T91">vre</text:span> de Platon et la personification et comp<text:span text:style-name="T91">a</text:span>r<text:span text:style-name="T91">é</text:span>on avec l'efficacité du Chien.</text:p>
          <text:p text:style-name="P146"/>
          <text:p text:style-name="P143">3. <text:span text:style-name="T91">l</text:span>a comparaison a' d'autres oeuvres revie<text:span text:style-name="T91">n</text:span> cette fors <text:s/>avec les œuvres de Galien Cela produit <text:span text:style-name="T91">e</text:span>n effe<text:span text:style-name="T91">t l’</text:span> Identification à ces auteurs (de I 'Antiquit prefable in ) d'œuvre bien connue des avans de l'époque.</text:p>
          <text:p text:style-name="P146"/>
          <text:p text:style-name="P143">0 i per », calment 2, "bien qualife la moelle dins que a delicten &gt;&gt;,"perfections.</text:p>
          <text:p text:style-name="P146"/>
          <text:p text:style-name="P143">a On role mélange des registres onec age d'oppositions ce fell sz, a belugup 37/ar em et par <text:soft-page-break/>les deux geures ventionnée montre le registre de la nature &amp; du cops</text:p>
          <text:p text:style-name="P146"/>
          <text:p text:style-name="P143">Il s'effectue avec la demande de Pabelan an' lecken de fave comme a chien avec s a moelle avec son livre, fine peromification (inversée) du lecteur avec de chin.</text:p>
          <text:p text:style-name="P146"/>
          <text:p text:style-name="P143">o l'ou et la substantifique invelle renvoient au livre de Rabelon et en contenu.</text:p>
          <text:p text:style-name="P146"/>
          <text:p text:style-name="P143">Il dépeint les lecteurs Ventils au moindre didal comme ce chiêm qui proved boute to malle de os ses finitier de lecture seront de perdre en compte tout les petits détails, call derrière tout l'arned comie der hve</text:p>
        </text:section>
      </text:section>
      <text:p text:style-name="P139"/>
      <text:p text:style-name="P99"/>
      <text:p text:style-name="P102">Biographie de Rabelai</text:p>
      <text:p text:style-name="P102"/>
      <text:p text:style-name="P102">en 1494 rabelai nait a chinon, il vit dans une famille bourgoise, <text:span text:style-name="T92">il reçoi une education </text:span><text:span text:style-name="T93">shcolastique </text:span><text:span text:style-name="T92">ou il apprend la grammaire, la géométrie, la musique, astronomie, anatomie. </text:span><text:span text:style-name="T93">Appartire de 1920 il devient moine franciscain, </text:span><text:span text:style-name="T94">il comunnique avec </text:span><text:span text:style-name="T95">g</text:span><text:span text:style-name="T94">uillaume Budé, </text:span><text:span text:style-name="T96">il a fréquanter des juristes. </text:span><text:span text:style-name="T97">En 1530 il etudit le medecine a mompelier. De 1532 à 1534 il est medecin a lyon, </text:span><text:span text:style-name="T98">il publie deux livre durant cette periode (gargantua, pantagruel). En 1536 il obtient son appsolution </text:span><text:span text:style-name="T99">a Rome </text:span><text:span text:style-name="T98">et devient prètre ceculier </text:span><text:span text:style-name="T100">et exerce toujours en tant que medecin. Etienne dollet libraire qui publiait a été condamner. En 1546 il publie tiers livre ou il evite d’aborder la question reliqieuse car depuis l’affaire du placard (françoie premier se fais placarder sa port avec de la propagande antit religieuse. </text:span><text:span text:style-name="T101">En 1552 le quars-livre, puis décède en 1553, </text:span><text:span text:style-name="T102">en 1562 un autre livre sort mais personne ne sait si c’est son livre </text:span></text:p>
      <text:p text:style-name="P102"/>
      <text:p text:style-name="P102"><text:line-break/>Dans le premier texte la vision de l’homme est celle d’un meurtrier la citation suivante nous le prouve « chacun rapporte pour son trophée la tête de l’ennemi qu’il vient de tuee »</text:p>
      <text:p text:style-name="P127"/>
      <text:p text:style-name="P127">Dans le texte deuxième la vision de l’homme est monstrueuse comme nous pouvons le voir dans le citation suivante « on dirait qu’il sont plus cruel que les sauvages dont je pay »</text:p>
      <text:p text:style-name="P127"/>
      <text:p text:style-name="P127">Dans le troisième texte la vision de l’homme est misérable d’après la première ligne du texte «  pauvres et misérables peuples »</text:p>
      <text:p text:style-name="P127"/>
      <text:p text:style-name="P127"/>
      <text:p text:style-name="P127"/>
      <text:p text:style-name="P103">2)<text:span text:style-name="T107">le the me de la lecteur aparès a la ligne 5 introduit par ‘’j’entends et veux que tu apprennes parefaitement...”</text:span></text:p>
      <text:p text:style-name="P103"><text:span text:style-name="T106">4</text:span>) “la science sans conscience n’est que ruine de l’ame” dans cette phrase le moscience sinifie le domain scientifique, la conscience sinifit <text:span text:style-name="T105">la morale </text:span><text:span text:style-name="T108">qui s’appuil sur la religion</text:span><text:span text:style-name="T105"> </text:span></text:p>
      <text:p text:style-name="P103"><text:span text:style-name="T106">6</text:span>)</text:p>
      <text:p text:style-name="P103"/>
      <text:p text:style-name="P104">la question de la connaicence scientifique l’education est l’un des grands thèmes humanisme </text:p>
      <text:p text:style-name="P105">Question : </text:p>
      <text:p text:style-name="P105">remise en cause de </text:p>
      <text:p text:style-name="P105"><text:soft-page-break/></text:p>
      <text:p text:style-name="P124">Frère Jean diford des vighes</text:p>
      <text:p text:style-name="P137"/>
      <text:p text:style-name="P137">3 mot: 1st est celu où il explique comment fex Sean defend des vigner zale Supplice de ceux que allaient actinado celte defense! 3rd leur mort et leur confessor dans certam cas's violent.</text:p>
      <text:p text:style-name="P137"/>
      <text:p text:style-name="P137">fo » Explication de la déface want plus ou moins de la moletee deserrigues par for. → [ceps plus touffur» sure Jean Cachetty</text:p>
      <text:p text:style-name="P137"/>
      <text:p text:style-name="P137">Qui kenbarent de se cather is al telé Calen epine dorsale et les reins comme une chant compare et personification qui compare l'intrus comme un un chien qui ne vaut Kiln et qui mérite d'être chatié pour cetle intrusion.</text:p>
      <text:p text:style-name="P137"/>
      <text:p text:style-name="P137">»« Suture fambaloiale du crèves, savoir approfon onum auteur Inimanit, at utilier et cela explorer précision de l'innage transcrit Mettant en polour la volence et la rod calită de la defence de for Seam &amp; une de ses micelle (connaissance métapleres pour parler of wr ikus récurrent Ch. lex de/der chatimentos Gud accentuele violence et le coke structe de la defense da frr Lean</text:p>
      <text:p text:style-name="P137"/>
      <text:p text:style-name="P138">→ <text:span text:style-name="T87">Enumeration dierent tout le dermer § de crnant tout le châtiments violent donne povr for Sear our intrus Fork violence, craint rosaminen grèce au cl. lène des cloth men's et de Id violence theore time four</text:span></text:p>
      <text:p text:style-name="P128"/>
      <text:p text:style-name="P126">→ <text:span text:style-name="T87">les appels à l'aide en hach devant la répression 1) to deface violentes de for Sean- → Anaphores avec les autres puis des cris de nom de seunt montrent le répétitivité de la defence des intrus de fer Sean, et son extreme violence poussant les mens a four des coms comme pour pren ont leur most i de la Grande enumération qu'est cette se partie des noms de tout les saints crisis per les imbas grant your lowes "sabet</text:span></text:p>
      <text:p text:style-name="P128"/>
      <text:p text:style-name="P125">Je Nord et confession des inprix sur leur</text:p>
      <text:p text:style-name="P128"/>
      <text:p text:style-name="P125">lease d'aven foute la terre de for</text:p>
      <text:p text:style-name="P128"/>
      <text:p text:style-name="P125">&gt; Plusieurs phrases conter et smilings Do wikes Jes uns mouravent sans parler. Les autres parloidnt sans mower. Se und mot an en parlant Set autres parlent in mourant.&gt;&gt; montrent le coke aléatoire de l'asque etoly sort des intour avec chance de mort et coff palices de ca intru. Je reste de la packie persquale for corespond of</text:p>
      <text:p text:style-name="P128"/>
      <text:p text:style-name="P125">2</text:p>
      <text:p text:style-name="P128"/>
      <text:p text:style-name="P125">la demande désespérés de confession (citation longer dans le tents) était tellement grande que de confesser sortit avec des moines your a la Icedegion towpurs prisenke. Mais ce all en confesserent couns &gt;&gt; menbrent, que la violence, de la defence est forme et de mb d'imbrus l'est press rendant imposible de s'occuper de tout les blesser en vore vers la mort.</text:p>
      <text:p text:style-name="P105"/>
      <text:p text:style-name="P106"/>
      <text:p text:style-name="P107">Pensez vous comme l’affirme Rabelais dans son prologue de gargantua que “la substance qu’il contient est d’une bien autre valeur que ce qu’en promettait la boîte” ? </text:p>
      <text:p text:style-name="P107"><text:soft-page-break/></text:p>
      <text:p text:style-name="P108">Vous répondrez a cette question de anière argumetée et structurée en vous appuyant sur votre lecture de Gargantua et sur les autres étudiés </text:p>
      <text:p text:style-name="P108"/>
      <text:p text:style-name="P108"/>
      <text:p text:style-name="P108"/>
      <text:p text:style-name="P115">Apparut au XVI, mouvement littéraire artistique. S’épanouit du 17e siècle.</text:p>
      <text:p text:style-name="P115">Baroque : pensé de l’instabilité / trompe l’oeil</text:p>
      <text:p text:style-name="P116">libertinage = courant philosophique =&gt; refus des verités moyénageuse. Revendication de l libreté de pensées et de croire </text:p>
      <text:p text:style-name="P109"/>
      <text:p text:style-name="P110"><text:span text:style-name="T109">L’Eglise catho va s’inscrire dans le courant baroque pour affirmé sa puisssance au moment de la contre réforme <text:s/></text:span><text:s text:c="113"/></text:p>
      <text:p text:style-name="P110"/>
      <text:p text:style-name="P110"/>
      <text:p text:style-name="P110"/>
      <text:p text:style-name="P110"/>
      <text:p text:style-name="P110"/>
      <text:p text:style-name="P117">Dissertation : corrigé </text:p>
      <text:p text:style-name="P110"/>
      <text:p text:style-name="P118">Rappel de méthode : la dissertation porte sur l’ensemble de l‘oeuvre au prologue. Ici Gargantua </text:p>
      <text:p text:style-name="P111"><text:span text:style-name="T110">Elle est centrée enssentiellement sur l’oeuvre au prologue. les autres</text:span> <text:span text:style-name="T110">reférence ne st là que pour éclairer l’examen de l’oeuvre</text:span></text:p>
      <text:p text:style-name="P119">Pensez-vous… que la substance qu’il contient est d’l bien autre valeur que ce qu’en permettait le boite’’</text:p>
      <text:p text:style-name="P120">R.pose la question du rapport entre le fond et le récit burlesque forme un paradoxe</text:p>
      <text:p text:style-name="P112"/>
      <text:p text:style-name="P112"/>
      <text:p text:style-name="P121">Il ne faut pas dissocier l’analyse du comique et celle du sens.</text:p>
      <text:p text:style-name="P112"/>
      <text:p text:style-name="P113"><text:span text:style-name="T111">quand le sujet est long/compliqué/imagé = on cite, on reformule </text:span><text:s text:c="17"/></text:p>
      <text:p text:style-name="P113"/>
      <text:p text:style-name="P147">enmploie du champ lexicale de la parole,</text:p>
      <text:p text:style-name="P114">‘’<text:span text:style-name="T112">un vieux peripatéticien’’ ecole philosophique de l’antiquité <text:s/></text:span></text:p>
      <text:p text:style-name="P122">Micromégas est est modeste et honnete</text:p>
      <text:p text:style-name="P122">n insiste sur la tout petite taile des hommes et sur le faite qu’il cherche a penser </text:p>
      <text:p text:style-name="P122"/>
      <text:p text:style-name="P122">négation du verbe comprendre </text:p>
      <text:p text:style-name="P123">l’irronie voltairienne </text:p>
      <text:p text:style-name="P123">il propose une definition négative </text:p>
      <text:p text:style-name="P123"/>
      <text:p text:style-name="P149">dans cette extrait de micromegaze voltaire dénnonce l’orguille des hommes et démontre la relativiter du savoir…. Sur notre rapport a la tradition, aux connaissance etablie comme l’avait deja fait rabelai dans gargantua mais ico l’irroni se supstitu au burlesque </text:p>
      <text:p text:style-name="P149"/>
      <text:p text:style-name="P149">Les lumières : c’est un mouvement littéraire europen du 17ème ou 18ème siècle. Il herite de la dimension critique de l’humanisme et de la volonté universel. Les grands thèmes sont la <text:soft-page-break/>lutte contre le préjugé religieux, nobiliaire, scientific</text:p>
      <text:p text:style-name="P149"/>
      <text:p text:style-name="P149"/>
      <text:p text:style-name="P149"/>
      <text:p text:style-name="P150">malade imaginère / gargantua </text:p>
      <text:p text:style-name="P150"/>
      <text:p text:style-name="P151"/>
      <text:p text:style-name="P151"/>
      <text:p text:style-name="P151">1] comment voltaire fait la critique du savoir humain dans le texte </text:p>
      <text:p text:style-name="P15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oogle Sans" svg:font-family="'Google Sans', Roboto, RobotoDraft, Helvetica, Arial, sans-serif"/>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Bitstream Vera Sans" style:font-family-asian="'Bitstream Vera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2T08:32:52.335309858</meta:creation-date>
    <meta:generator>LibreOffice/7.0.4.2$Linux_X86_64 LibreOffice_project/00$Build-2</meta:generator>
    <meta:editing-duration>PT3H25M32S</meta:editing-duration>
    <meta:editing-cycles>11</meta:editing-cycles>
    <dc:date>2023-01-30T14:11:47.886804268</dc:date>
    <meta:document-statistic meta:table-count="1" meta:image-count="0" meta:object-count="0" meta:page-count="17" meta:paragraph-count="368" meta:word-count="5763" meta:character-count="33377" meta:non-whitespace-character-count="27578"/>
  </office:meta>
</office:document-meta>
</file>